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co7" style:family="table-column">
      <style:table-column-properties fo:break-before="auto" style:column-width="7.001cm"/>
    </style:style>
    <style:style style:name="co8" style:family="table-column">
      <style:table-column-properties fo:break-before="auto" style:column-width="5.001cm"/>
    </style:style>
    <style:style style:name="co9" style:family="table-column">
      <style:table-column-properties fo:break-before="auto" style:column-width="2.485cm"/>
    </style:style>
    <style:style style:name="co10" style:family="table-column">
      <style:table-column-properties fo:break-before="auto" style:column-width="4.001cm"/>
    </style:style>
    <style:style style:name="co11" style:family="table-column">
      <style:table-column-properties fo:break-before="auto" style:column-width="20.001cm"/>
    </style:style>
    <style:style style:name="co12" style:family="table-column">
      <style:table-column-properties fo:break-before="auto" style:column-width="19.775cm"/>
    </style:style>
    <style:style style:name="co13" style:family="table-column">
      <style:table-column-properties fo:break-before="auto" style:column-width="3.249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974cm" fo:break-before="auto" style:use-optimal-row-height="true"/>
    </style:style>
    <style:style style:name="ro11" style:family="table-row">
      <style:table-row-properties style:row-height="8.109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1.236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2.817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9"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Times New Roman" style:font-size-complex="12pt"/>
    </style:style>
    <style:style style:name="ce28" style:family="table-cell" style:parent-style-name="Default">
      <style:table-cell-properties fo:border-bottom="none" fo:background-color="transparent" fo:wrap-option="wrap" fo:border-left="0.74pt solid #000000" fo:border-right="0.74pt solid #000000" fo:border-top="none" style:vertical-align="middle"/>
      <style:text-properties style:font-name="Times New Roman" fo:font-size="12pt" style:font-size-asian="12pt" style:font-size-complex="12pt"/>
    </style:style>
    <style:style style:name="ce25" style:family="table-cell" style:parent-style-name="Default">
      <style:table-cell-properties fo:border-bottom="none" fo:background-color="#ccf4c6" fo:wrap-option="wrap" fo:border-left="0.74pt solid #000000" fo:border-right="0.74pt solid #000000" fo:border-top="none" style:vertical-align="middle"/>
      <style:text-properties style:font-name="Times New Roman" fo:font-size="12pt" style:font-size-asian="12pt" style:font-size-complex="12pt"/>
    </style:style>
    <style:style style:name="ce26" style:family="table-cell" style:parent-style-name="Default">
      <style:table-cell-properties fo:border-bottom="none" fo:background-color="#fde9a9" fo:wrap-option="wrap" fo:border-left="0.74pt solid #000000" fo:border-right="0.74pt solid #000000" fo:border-top="none" style:vertical-align="middle"/>
      <style:text-properties style:font-name="Times New Roman" fo:font-size="12pt" style:font-size-asian="12pt" style:font-size-complex="12pt"/>
    </style:style>
    <style:style style:name="ce27" style:family="table-cell" style:parent-style-name="Default">
      <style:table-cell-properties fo:border-bottom="none" fo:background-color="#f09e6f" fo:wrap-option="wrap" fo:border-left="0.74pt solid #000000" fo:border-right="0.74pt solid #000000" fo:border-top="none" style:vertical-align="middle"/>
      <style:text-properties style:font-name="Times New Roman" fo:font-size="12pt" style:font-size-asian="12pt" style:font-size-complex="12pt"/>
    </style:style>
    <style:style style:name="ce3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3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3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2" style:family="table-cell" style:parent-style-name="Default">
      <style:table-cell-properties fo:background-color="#ffcdd2" fo:wrap-option="wrap" style:vertical-align="middle"/>
      <style:text-properties style:font-name="Times New Roman"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45" style:family="table-cell" style:parent-style-name="Default">
      <style:table-cell-properties fo:background-color="#ffcdd2" style:text-align-source="fix" style:repeat-content="false" style:vertical-align="middle"/>
      <style:paragraph-properties fo:text-align="center" fo:margin-left="0cm"/>
      <style:text-properties style:font-name="Times New Roman" fo:font-size="12pt" style:font-size-asian="12pt" style:font-size-complex="12pt"/>
    </style:style>
    <style:style style:name="ce46" style:family="table-cell" style:parent-style-name="Default">
      <style:table-cell-properties fo:wrap-option="wrap" style:vertical-align="middle"/>
      <style:text-properties style:font-name="Times New Roman" fo:font-size="10pt" style:font-size-asian="10pt" style:font-size-complex="10pt"/>
    </style:style>
    <style:style style:name="ce47" style:family="table-cell" style:parent-style-name="Default">
      <style:table-cell-properties fo:wrap-option="wrap" style:vertical-align="middle"/>
      <style:text-properties style:font-name="Times New Roman" fo:font-size="10pt" style:font-size-asian="10pt" style:font-name-complex="Lohit Devanagari1" style:font-size-complex="10pt"/>
    </style:style>
    <style:style style:name="ce48" style:family="table-cell" style:parent-style-name="Default">
      <style:table-cell-properties fo:wrap-option="wrap" style:vertical-align="middle"/>
      <style:text-properties style:font-name="Times New Roman" fo:font-size="10pt" style:font-size-asian="10pt" style:font-name-complex="Times New Roman" style:font-size-complex="10pt"/>
    </style:style>
    <style:style style:name="ce49" style:family="table-cell" style:parent-style-name="Default">
      <style:table-cell-properties fo:background-color="#ffcdd2" fo:wrap-option="wrap" style:vertical-align="middle"/>
      <style:text-properties style:font-name="Times New Roman" fo:font-size="10pt" style:font-size-asian="10pt" style:font-name-complex="Times New Roman" style:font-size-complex="10pt"/>
    </style:style>
    <style:style style:name="ce50" style:family="table-cell" style:parent-style-name="Default">
      <style:table-cell-properties fo:background-color="#ffcdd2" fo:wrap-option="wrap" style:vertical-align="middle"/>
      <style:text-properties style:font-name="Times New Roman" fo:font-size="10pt" style:font-size-asian="10pt" style:font-size-complex="10pt"/>
    </style:style>
    <style:style style:name="ce39" style:family="table-cell" style:parent-style-name="Default">
      <style:table-cell-properties style:vertical-align="middle"/>
      <style:text-properties style:font-name="Times New Roman" fo:font-size="12pt" style:font-size-asian="12pt" style:font-size-complex="12pt"/>
    </style:style>
    <style:style style:name="ce60" style:family="table-cell" style:parent-style-name="Default">
      <style:text-properties style:font-name="Times New Roman" fo:font-size="12pt" fo:font-weight="bold" style:font-size-asian="12pt" style:font-weight-asian="bold" style:font-size-complex="12pt" style:font-weight-complex="bold"/>
    </style:style>
    <style:style style:name="ce61" style:family="table-cell" style:parent-style-name="Default">
      <style:text-properties style:font-name="Times New Roman" fo:font-size="12pt" style:font-size-asian="12pt" style:font-size-complex="12pt"/>
    </style:style>
    <style:style style:name="ce64" style:family="table-cell" style:parent-style-name="Default">
      <style:table-cell-properties fo:background-color="#ffaa95"/>
      <style:text-properties style:font-name="Times New Roman" fo:font-size="12pt" style:font-size-asian="12pt" style:font-size-complex="12pt"/>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style>
    <style:style style:name="T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Times New Roman" style:letter-kerning="true" style:font-name-complex="Times New Roman"/>
    </style:style>
    <style:style style:name="T6"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Lohit Devanagari1"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Times New Roman"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3">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6">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1"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6">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9" office:value-type="string" calcext:value-type="string">
            <text:p><text:span text:style-name="T2">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2">O objetivo do artigo é, através de análise de dados, identificar como a integração e diversificação contribuem para a sustentabilidade de uma propriedade rural.</text:span></text:p>
            <text:p><text:span text:style-name="T2">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2">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2">Algumas relações encontradas: criação de animais, eficiência técnica e receita; produção de leite, transmissibilidade e segurança alimentar (disponibilidade de proteínas); sustentabilidade, diversificação e integração.</text:span></text:p>
            <text:p><text:span text:style-name="T2">Em alguns lugares a criação de animal serve como um começo enquanto a produção de frutas não se estabiliza. Quando isto ocorre, os animais contribuem pouco para a diversificação.</text:span></text:p>
            <text:p><text:span text:style-name="T2">A utilização de fasores é útil, porém ilegível para não especialistas.</text:span></text:p>
            <text:p><text:span text:style-name="T2">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7">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7">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8">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4">1. Texto tipo artigo e publicado em revista</text:span></text:p>
            <text:p><text:span text:style-name="T4">2. Aborda do tema de agricultura familiar</text:span></text:p>
            <text:p><text:span text:style-name="T4">3. Aborda a integração de pecuária e agricultura</text:span></text:p>
            <text:p><text:span text:style-name="T4">4. Inclui experimento original de otimização</text:span></text:p>
            <text:p><text:span text:style-name="T4">5. Texto completo disponível para download/acesso</text:span></text:p>
          </table:table-cell>
          <table:table-cell table:number-columns-repeated="1023"/>
        </table:table-row>
        <table:table-row table:style-name="ro9">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0">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table:table-column table:style-name="co3" table:default-cell-style-name="ce10"/>
        <table:table-column table:style-name="co4" table:default-cell-style-name="ce7"/>
        <table:table-column table:style-name="co5" table:default-cell-style-name="ce3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3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1">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9" office:value-type="string" calcext:value-type="string">
            <text:p><text:span text:style-name="T2">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2">Inclui parâmetros de custos e receitas, porém talvez não sejam tão úteis dado a diferença de clima entre ES-BR e Gana.</text:span></text:p>
            <text:p><text:span text:style-name="T2">Animais são utilizados como coringas, servindo tanto como fonte de tração e produtos quanto de venda, em casos de extrema necessidade quando as plantações são insuficientes.</text:span></text:p>
            <text:p><text:span text:style-name="T2">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2">Faz uma correção dos parâmetros climáticos por meio de função harmônica. Pode ser útil em algum momento, portanto fica registrado a referência.</text:span></text:p>
            <text:p><text:span text:style-name="T2">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2">A inclusão do clima (bom ou ruim) foi uma grande contribuição, pois é algo que impacta fortemente os agricultores. Tanto que em climas ruins se ocorre uma menor alocação de área plantada, limitando-se a culturas mais resistentes.</text:span></text:p>
            <text:p><text:span text:style-name="T2">A combinação de atividades é apontada como forma de reduzir o risco do agricultor, representado pela esperança de receita.</text:span></text:p>
            <text:p><text:span text:style-name="T2">Uma limitação apontada é a utilização de custos fixos, o que pode ser uma saída para o desenvolvimento do trabalho de mestrado aqui.</text:span></text:p>
            <text:p><text:span text:style-name="T2">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2">Apresenta parâmetros de produtividade de gado, além da referência do uso de plantações para reduzir custo de alimentação.</text:span></text:p>
          </table:table-cell>
          <table:table-cell table:number-columns-repeated="1019"/>
        </table:table-row>
        <table:table-row table:style-name="ro9">
          <table:table-cell office:value-type="string" calcext:value-type="string">
            <text:p>Application of Mixed Integer Linear ProgrammingApproach on Crop Rotation 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parâmetros de tempo de produção e família botânica. Novamente, o tempo de resolução é apontado como algo crítico no caso de rotação de culturas, de modo que isso deve ser sempre um ponto de atenção.</text:span></text:p>
            <text:p><text:span text:style-name="T5">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5">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 texto original está em uma língua desconhecida.</text:span></text:p>
            <text:p><text:span text:style-name="T5">Utiliza a metodologia de variância covariância para fazer uma estimativa do risco. Também utiliza a produção como objetivo social, que pondera a produção por hectare de cada produto.</text:span></text:p>
            <text:p><text:span text:style-name="T5">Utiliza o resultado da programação linear com apenas a função de maximização do lucro para impor uma restrição para o lucro, de modo que ele não ultrapasse 95% do resultado da PL.</text:span></text:p>
            <text:p><text:span text:style-name="T5">Prova que a diversidade reduz o risco.</text:span></text:p>
          </table:table-cell>
          <table:table-cell table:number-columns-repeated="1019"/>
        </table:table-row>
        <table:table-row table:style-name="ro6">
          <table:table-cell office:value-type="string" calcext:value-type="string">
            <text:p>Mitigation of the effects of climate change in the agricultural sector of Cyprus, through optimization of benefit</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Pontua sobre a localização, que possui escassez de recursos (água) e depende das chuvas.</text:span></text:p>
            <text:p><text:span text:style-name="T5">Faz uma divisão das plantações em anuais (podem ser trocadas e cultivadas ano a ano, como vegetais) e contínuas (principalmente frutas, que permanecem por um longo tempo sem replantar).</text:span></text:p>
            <text:p><text:span text:style-name="T5">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5">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5">Foi testada a utilização de plantas nativas para suprir a demanda interna, obtendo-se bons resultados alocando área para elas e reduzindo as demais espécies para a demanda mínima possível.</text:span></text:p>
            <text:p><text:span text:style-name="T5">Faz um alerta da impossibilidade, frente às mudanças climáticas, do cultivo de algumas plantas, colocando em risco a sustentabilidade do local, que passaria a depender de importações.</text:span></text:p>
            <text:p><text:span text:style-name="T5">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7">
          <table:table-cell office:value-type="string" calcext:value-type="string">
            <text:p>Agricultural Inputs Allocation Model of Ethiopian Agricultural System</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0">
          <table:table-cell office:value-type="string" calcext:value-type="string">
            <text:p>Cropping pattern simulation-optimization model for water use efficiency and economic retur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5">Maximiza o lucro, calculado pela receita menos os gastos com água, trabalho e sementes.</text:span></text:p>
            <text:p><text:span text:style-name="T5">O grande diferencial deste estudo é a utilização do modelo de simulação, que calcula parâmetros dinamicamente de acordo com as situações do solo e do clima.</text:span></text:p>
            <text:p><text:span text:style-name="T5">Utiliza disponibilidade de água como restrição, também calculada dinamicamente por causa do fator de retenção.</text:span></text:p>
            <text:p><text:span text:style-name="T5">Dispõe parâmetros de crescimento bovino, que podem ser úteis em momentos futuros.</text:span></text:p>
            <text:p><text:span text:style-name="T5">Em determinados climas, produção de foragem para alimento de animais é uma solução que atende melhor os objetivos.</text:span></text:p>
            <text:p><text:span text:style-name="T5">Comenta a possibilidade de ser utilizado em sistemas integrados, além de consórcio de plantas.</text:span></text:p>
            <text:p><text:span text:style-name="T5">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9">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Em agricultura de subsistência é comum uma maior diversificação, uma vez que eles precisam garantir as necessidades básicas. Isso é importante no resultado.</text:span></text:p>
            <text:p><text:span text:style-name="T5">Busca três objetivos: receita, emprego e quantidade de fertilizante. As variáveis de decisão são as áreas para cada plantação, trabalho empregado e capital utilizado.</text:span></text:p>
            <text:p><text:span text:style-name="T5">O resultado obtido demonstra que o ganho na otimização é marginal, ou seja, os agricultores já trabalham próximo do ótimo.</text:span></text:p>
            <text:p><text:span text:style-name="T5">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firma que otimização do uso de água e de terra é algo inevitável para o desenvolvimento.</text:span></text:p>
            <text:p><text:span text:style-name="T5">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5">Lucro e água são critérios fortes para eles, uma vez que são críticos.</text:span></text:p>
            <text:p><text:span text:style-name="T5">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5">Os algoritmos tendem a recomendar plantações com maior quantidade de colheita por hectare.</text:span></text:p>
            <text:p><text:span text:style-name="T5">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7">
          <table:table-cell table:style-name="ce28" office:value-type="string" calcext:value-type="string">
            <text:p>Economic analysis of integrated farmingsystems in the Kuttanad region of Kerala state, India: A case study</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Não apresenta muita coisa nova. Cita o modelo, porém não demonstra as equações de integração onde utiliza os recursos de uma atividade para alimentar outra.</text:p>
            <text:p>Importante que menciona o tamanho das propriedades pequenas, geralmente abaixo de 1 hectare.</text:p>
          </table:table-cell>
          <table:table-cell table:number-columns-repeated="1019"/>
        </table:table-row>
        <table:table-row table:style-name="ro7">
          <table:table-cell office:value-type="string" calcext:value-type="string">
            <text:p>Solving crop production scheduling in an agricultural cooperative using a priority based heuristic</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8" office:value-type="string" calcext:value-type="string">
            <text:p>Optimal resource allocation in yam‒based cropping systems in Yorro local government area of Taraba State, Nigeria</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alocação de terras, simplificando a função objetivo pela média da lucratividade de cada tipo de cultura. Cerca de 90% dos pequenos agricultores buscam a diversificação por causa da escassez de terra ou por causa do medo da falha.</text:span></text:p>
            <text:p><text:span text:style-name="T5">Fertilizante e trabalho contratado são restrições utilizadas por completo, o que fica o alerta para estes dois recursos na modelagem.</text:span></text:p>
          </table:table-cell>
          <table:table-cell table:number-columns-repeated="1019"/>
        </table:table-row>
        <table:table-row table:style-name="ro9">
          <table:table-cell table:style-name="ce28" office:value-type="string" calcext:value-type="string">
            <text:p>Application of linear programing models for optimal resource planning and management in sustainable cultivatio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Apresenta equacionamento, levando em consideração o grupo da plantação, a estação e o cultivo. Se preocupa em alocar terras, sem nenhum tipo de novidade, apresentando o modelo aplicado em um estudo de caso.</text:span></text:p>
            <text:p><text:span text:style-name="T2">Outro que aponta para a tendência de alocação de frutas, o que é esperado, já que elas possuem maior valor agregado e, após crescidas, não demandam muito trabalho, como vegetais.</text:span></text:p>
            <text:p><text:span text:style-name="T2">Apresenta também que o fator limitante mais impactante é a disponibilidade de água.</text:span></text:p>
          </table:table-cell>
          <table:table-cell table:number-columns-repeated="1019"/>
        </table:table-row>
        <table:table-row table:style-name="ro7">
          <table:table-cell table:style-name="ce25" office:value-type="string" calcext:value-type="string">
            <text:p>Application of Linear Programming Technique on Hill based Indigenous Shifting Cultivation Practices of Nagalan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6" office:value-type="string" calcext:value-type="string">
            <text:p>A cash crop combination for maximum net income: A case study of a small-scale cash crop farmer in Vhembe, Limpopo province, South Afric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2">
          <table:table-cell table:style-name="ce28" office:value-type="string" calcext:value-type="string">
            <text:p>Development of a linear programmingmodel for the optimal allocation of nutritional resources in a dairy herd</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span></text:p>
            <text:p><text:span text:style-name="T5">Como resultado, encontra que a diversificação é algo vantajoso, da mesma forma que reduzir a compra de ração também é. Alerta que, dependendo da propriedade, produzir a ração internamente pode ser mais caro que a compra.</text:span></text:p>
            <text:p><text:span text:style-name="T5">Coloca como possibilidades de uso: decisão de compra de equipamentos para cultivo e estocagem; expansão de rebanho e impacto na plantação; comparar o uso de diferentes culturas e verificar melhor combinação da plantações.</text:span></text:p>
          </table:table-cell>
          <table:table-cell table:number-columns-repeated="1019"/>
        </table:table-row>
        <table:table-row table:style-name="ro7">
          <table:table-cell table:style-name="ce26" office:value-type="string" calcext:value-type="string">
            <text:p>Broiler poultry feed cost optimization using linear programmingtechnique</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table-cell table:style-name="ce27" office:value-type="string" calcext:value-type="string">
            <text:p>Socio-economic factors in stimulating agriculturein a crisis</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7">
          <table:table-cell table:style-name="ce26" office:value-type="string" calcext:value-type="string">
            <text:p>An optimization scheme of balancing GHG emission and income in circular agriculturesystem</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2">
          <table:table-cell table:style-name="ce28" office:value-type="string" calcext:value-type="string">
            <text:p>Optimum Farming Plans for Marginal Farmers Without Restriction on Livestock Enterprises Using Linear Programming Model</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bjetivo comum de maximizar lucros, colocando restrições de área e quantidade de animais (não apresenta equacionamento).</text:span></text:p>
            <text:p><text:span text:style-name="T5">Apresenta o conflito entre cultura e planejamento, onde a limitação de animais é um problema para otimização. Demonstra que produção de leite é a atividade mais lucrativa no local.</text:span></text:p>
            <text:p><text:span text:style-name="T5">Apenas 5 plantações das 19 são realmente úteis para o lucro. No fim, conclui que trabalho fora da fazenda é importante para se manter alto lucro, porém entre em conflito com a proposta deste projeto de mestrado.</text:span></text:p>
            <text:p><text:span text:style-name="T5">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span></text:p>
          </table:table-cell>
          <table:table-cell table:number-columns-repeated="1019"/>
        </table:table-row>
        <table:table-row table:style-name="ro7">
          <table:table-cell office:value-type="string" calcext:value-type="string">
            <text:p>Optimizing feed balance of dairy cows: The case of a farm in the Sofia region.</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44">
          <table:table-cell/>
          <table:table-cell table:content-validation-name="val1"/>
          <table:table-cell table:content-validation-name="val2"/>
          <table:table-cell table:content-validation-name="val3"/>
          <table:table-cell table:number-columns-repeated="1020"/>
        </table:table-row>
        <table:table-row table:style-name="ro5" table:number-rows-repeated="7">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table:table-row table:style-name="ro5">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table table:name="Lista Final" table:style-name="ta1">
        <table:table-column table:style-name="co7" table:default-cell-style-name="ce4"/>
        <table:table-column table:style-name="co8" table:default-cell-style-name="ce4"/>
        <table:table-column table:style-name="co9" table:default-cell-style-name="ce38"/>
        <table:table-column table:style-name="co10" table:default-cell-style-name="ce4"/>
        <table:table-column table:style-name="co9" table:default-cell-style-name="ce38"/>
        <table:table-column table:style-name="co2" table:number-columns-repeated="2" table:default-cell-style-name="ce38"/>
        <table:table-column table:style-name="co11" table:default-cell-style-name="ce46"/>
        <table:table-column table:style-name="co2" table:number-columns-repeated="1016" table:default-cell-style-name="ce39"/>
        <table:table-row table:style-name="ro5">
          <table:table-cell table:style-name="ce40" office:value-type="string" calcext:value-type="string">
            <text:p>Título</text:p>
          </table:table-cell>
          <table:table-cell table:style-name="ce40" office:value-type="string" calcext:value-type="string">
            <text:p>Autores</text:p>
          </table:table-cell>
          <table:table-cell table:style-name="ce51" office:value-type="string" calcext:value-type="string">
            <text:p>ISSN</text:p>
          </table:table-cell>
          <table:table-cell table:style-name="ce40" office:value-type="string" calcext:value-type="string">
            <text:p>Revista</text:p>
          </table:table-cell>
          <table:table-cell table:style-name="ce51" office:value-type="string" calcext:value-type="string">
            <text:p>Identificador</text:p>
          </table:table-cell>
          <table:table-cell table:style-name="ce51" office:value-type="string" calcext:value-type="string">
            <text:p>Ano</text:p>
          </table:table-cell>
          <table:table-cell table:style-name="ce51" office:value-type="string" calcext:value-type="string">
            <text:p>Qualis</text:p>
          </table:table-cell>
          <table:table-cell table:style-name="ce40" office:value-type="string" calcext:value-type="string">
            <text:p>Comentários</text:p>
          </table:table-cell>
          <table:table-cell table:number-columns-repeated="1016"/>
        </table:table-row>
        <table:table-row table:style-name="ro8">
          <table:table-cell office:value-type="string" calcext:value-type="string">
            <text:p>Agricultural land partitioning model based on irrigation efficiency using a multi-objective artificial bee colony algorithm</text:p>
          </table:table-cell>
          <table:table-cell office:value-type="string" calcext:value-type="string">
            <text:p>Bijandi et al.</text:p>
          </table:table-cell>
          <table:table-cell office:value-type="string" calcext:value-type="string">
            <text:p>1361-1682</text:p>
          </table:table-cell>
          <table:table-cell office:value-type="string" calcext:value-type="string">
            <text:p>TRANSACTIONS IN GIS</text:p>
          </table:table-cell>
          <table:table-cell office:value-type="string" calcext:value-type="string">
            <text:p>ref-01</text:p>
          </table:table-cell>
          <table:table-cell office:value-type="float" office:value="2021" calcext:value-type="float">
            <text:p>2021</text:p>
          </table:table-cell>
          <table:table-cell office:value-type="string" calcext:value-type="string">
            <text:p>A2</text:p>
          </table:table-cell>
          <table:table-cell office:value-type="string" calcext:value-type="string">
            <text:p>O grande objetivo é encontrar a melhor forma de posicionar os esguichos para atingir a melhor eficiência de irrigação (razão entre volume retido e volume aplicado).</text:p>
            <text:p>Implementa a estratégia de colônica de abelhas (MOABC). Cria três instâncias de trabalho: employees (exploit), onlooker (decide) e scout (explore).</text:p>
          </table:table-cell>
          <table:table-cell table:number-columns-repeated="1016"/>
        </table:table-row>
        <table:table-row table:style-name="ro13">
          <table:table-cell office:value-type="string" calcext:value-type="string">
            <text:p>A multi-objective algorithm for crop pattern optimization in agriculture</text:p>
          </table:table-cell>
          <table:table-cell office:value-type="string" calcext:value-type="string">
            <text:p>Jain, Ramesh e Bhattacharya</text:p>
          </table:table-cell>
          <table:table-cell office:value-type="string" calcext:value-type="string">
            <text:p>1568-4946</text:p>
          </table:table-cell>
          <table:table-cell office:value-type="string" calcext:value-type="string">
            <text:p>APPLIED SOFT COMPUTING</text:p>
          </table:table-cell>
          <table:table-cell office:value-type="string" calcext:value-type="string">
            <text:p>ref-02</text:p>
          </table:table-cell>
          <table:table-cell office:value-type="float" office:value="2021" calcext:value-type="float">
            <text:p>2021</text:p>
          </table:table-cell>
          <table:table-cell office:value-type="string" calcext:value-type="string">
            <text:p>A1</text:p>
          </table:table-cell>
          <table:table-cell office:value-type="string" calcext:value-type="string">
            <text:p>Lista problemas relacionados com plantações, a saber: crop planning, crop variety selection, vegetable pro-duction system, irrigation water planning, crop pattern optimization, fertilizer management, deciding optimum crop mix e feature selection in crop disease detection.</text:p>
            <text:p>Apresenta uma lista de correções para fertilização em equação para algumas culturas, pode ser uma fonte de expansão de informações.</text:p>
            <text:p>Como objetivo, busca a redução do uso de fertilizantes e maximização do lucro.</text:p>
          </table:table-cell>
          <table:table-cell table:number-columns-repeated="1016"/>
        </table:table-row>
        <table:table-row table:style-name="ro1">
          <table:table-cell office:value-type="string" calcext:value-type="string">
            <text:p>A review of multi-criteria optimization techniques for agricultural land use allocation</text:p>
          </table:table-cell>
          <table:table-cell office:value-type="string" calcext:value-type="string">
            <text:p>Kaim, Cord e Volk</text:p>
          </table:table-cell>
          <table:table-cell office:value-type="string" calcext:value-type="string">
            <text:p>1364-8152</text:p>
          </table:table-cell>
          <table:table-cell office:value-type="string" calcext:value-type="string">
            <text:p>ENVIRONMENTAL MODELLING &amp; SOFTWARE</text:p>
          </table:table-cell>
          <table:table-cell office:value-type="string" calcext:value-type="string">
            <text:p>ref-04</text:p>
          </table:table-cell>
          <table:table-cell office:value-type="float" office:value="2018" calcext:value-type="float">
            <text:p>2018</text:p>
          </table:table-cell>
          <table:table-cell office:value-type="string" calcext:value-type="string">
            <text:p>A1</text:p>
          </table:table-cell>
          <table:table-cell office:value-type="string" calcext:value-type="string">
            <text:p>Tenta suprir a falta de direcionamento de "como abordar de forma geral o uso de terra (land use allocation problem)".</text:p>
            <text:p>Seu foco é na comparação e seleção de métodos para MCDA, pode ser uma valiosa fonte de informações no futuro.</text:p>
          </table:table-cell>
          <table:table-cell table:number-columns-repeated="1016"/>
        </table:table-row>
        <table:table-row table:style-name="ro1">
          <table:table-cell office:value-type="string" calcext:value-type="string">
            <text:p>Combining biophysical optimization with economic preference analysis for agricultural land-use allocation</text:p>
          </table:table-cell>
          <table:table-cell office:value-type="string" calcext:value-type="string">
            <text:p>Kaim et al.</text:p>
          </table:table-cell>
          <table:table-cell office:value-type="string" calcext:value-type="string">
            <text:p>1708-3087</text:p>
          </table:table-cell>
          <table:table-cell office:value-type="string" calcext:value-type="string">
            <text:p>ECOLOGY AND SOCIETY</text:p>
          </table:table-cell>
          <table:table-cell office:value-type="string" calcext:value-type="string">
            <text:p>ref-05</text:p>
          </table:table-cell>
          <table:table-cell office:value-type="float" office:value="2021" calcext:value-type="float">
            <text:p>2021</text:p>
          </table:table-cell>
          <table:table-cell office:value-type="string" calcext:value-type="string">
            <text:p>A1</text:p>
          </table:table-cell>
          <table:table-cell office:value-type="string" calcext:value-type="string">
            <text:p>Inclui como objetivo da análise o "bem-estar da popularção". Para isso, combina biodiversidade com "valor que as pessoas estão dispostas a pagar" (baseado em aportes em um fundo de uso em biodiversidade). A biodiversidade é avaliada por meio de um modelo disponível no github, seria interessante aprofundar mais em um tempo futuro.</text:p>
          </table:table-cell>
          <table:table-cell table:number-columns-repeated="1016"/>
        </table:table-row>
        <table:table-row table:style-name="ro9">
          <table:table-cell office:value-type="string" calcext:value-type="string">
            <text:p>A solving approach for fuzzy multi-objective linear fractional programming and application to an agricultural planting structure optimization problem</text:p>
          </table:table-cell>
          <table:table-cell office:value-type="string" calcext:value-type="string">
            <text:p>Yang et al.</text:p>
          </table:table-cell>
          <table:table-cell office:value-type="string" calcext:value-type="string">
            <text:p>0960-0779</text:p>
          </table:table-cell>
          <table:table-cell office:value-type="string" calcext:value-type="string">
            <text:p>CHAOS, SOLITONS AND FRACTALS</text:p>
          </table:table-cell>
          <table:table-cell office:value-type="string" calcext:value-type="string">
            <text:p>ref-06</text:p>
          </table:table-cell>
          <table:table-cell office:value-type="float" office:value="2020" calcext:value-type="float">
            <text:p>2020</text:p>
          </table:table-cell>
          <table:table-cell office:value-type="string" calcext:value-type="string">
            <text:p>A1</text:p>
          </table:table-cell>
          <table:table-cell office:value-type="string" calcext:value-type="string">
            <text:p>Foca mais na metodologia de utilizar fuzzy na MCDA, pode ser referência futura.</text:p>
            <text:p>Busca maior lucro e maior produção de alimento por área.</text:p>
          </table:table-cell>
          <table:table-cell table:number-columns-repeated="1016"/>
        </table:table-row>
        <table:table-row table:style-name="ro8">
          <table:table-cell office:value-type="string" calcext:value-type="string">
            <text:p>Computing stochastic Pareto frontiers between economic and environmental goals for a semi-arid agricultural production region in Austria</text:p>
          </table:table-cell>
          <table:table-cell office:value-type="string" calcext:value-type="string">
            <text:p>Alamanos et al.</text:p>
          </table:table-cell>
          <table:table-cell office:value-type="string" calcext:value-type="string">
            <text:p>0921-8009</text:p>
          </table:table-cell>
          <table:table-cell office:value-type="string" calcext:value-type="string">
            <text:p>ECOLOGICAL ECONOMICS</text:p>
          </table:table-cell>
          <table:table-cell office:value-type="string" calcext:value-type="string">
            <text:p>ref-07</text:p>
          </table:table-cell>
          <table:table-cell office:value-type="float" office:value="2021" calcext:value-type="float">
            <text:p>2021</text:p>
          </table:table-cell>
          <table:table-cell office:value-type="string" calcext:value-type="string">
            <text:p>A1</text:p>
          </table:table-cell>
          <table:table-cell office:value-type="string" calcext:value-type="string">
            <text:p>Busca responder as questões: como os objetivos ambientais influenciam no lucro, como o clima influencia no lucro e nos objetivos ambientais e como a mudança no manejo altera o lucro.</text:p>
            <text:p>Um ponto interessante é quebrar o problema, utilizar modelos diferentes para cada parte e considerar a gestão como a interação de todos os modelos. A ideia pode ser útil futuramente.</text:p>
          </table:table-cell>
          <table:table-cell table:number-columns-repeated="1016"/>
        </table:table-row>
        <table:table-row table:style-name="ro13">
          <table:table-cell office:value-type="string" calcext:value-type="string">
            <text:p>Land use optimization tool for sustainable intensiﬁcation of high-latitude agricultural systems</text:p>
          </table:table-cell>
          <table:table-cell office:value-type="string" calcext:value-type="string">
            <text:p>Peltonen-Sainio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08</text:p>
          </table:table-cell>
          <table:table-cell office:value-type="float" office:value="2019" calcext:value-type="float">
            <text:p>2019</text:p>
          </table:table-cell>
          <table:table-cell office:value-type="string" calcext:value-type="string">
            <text:p>A1</text:p>
          </table:table-cell>
          <table:table-cell office:value-type="string" calcext:value-type="string">
            <text:p>Sequenciamento de plantações, alocação de terras em diferentes usos, gestão de recursos como água, uso da terra para conservação e resiliência em mudanças climáticas são temas levantados que podem servir de norte para mais ideias.</text:p>
            <text:p>Apresenta alguns dados públicos que podem ser úteis em algum momento, talvez não para o trabalho de dissertação, mas fica o registro.</text:p>
            <text:p>Trabalha com uma metodologia diferente, porém podemos aproveitar alguns pontos.</text:p>
          </table:table-cell>
          <table:table-cell table:number-columns-repeated="1016"/>
        </table:table-row>
        <table:table-row table:style-name="ro14">
          <table:table-cell office:value-type="string" calcext:value-type="string">
            <text:p>Managing agricultural water and land resources with tradeoff between economic, environmental, and social considerations: A multi-objective non-linear optimization model under uncertainty</text:p>
          </table:table-cell>
          <table:table-cell office:value-type="string" calcext:value-type="string">
            <text:p>L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09</text:p>
          </table:table-cell>
          <table:table-cell office:value-type="float" office:value="2020" calcext:value-type="float">
            <text:p>2020</text:p>
          </table:table-cell>
          <table:table-cell office:value-type="string" calcext:value-type="string">
            <text:p>A1</text:p>
          </table:table-cell>
          <table:table-cell office:value-type="string" calcext:value-type="string">
            <text:p>Pelo levantamento dos autores, uma aplicação quente e com poucas contribuições é a criação de modelagens que integrem vários aspectos, o que vai de encontro com a proposta inicial do projeto de mestrado. Vale a pena olhar um pouco mais desses autores. No artigo, os autores focam apenas em alocação de terra e gestão de água.</text:p>
            <text:p>Apresenta um fluxograma bem didático do projeto, é bom para referência e para consulta. Ao definir os objetivos, levanta proxies para os casos de impacto ambientais e sociais, que podem servir de inspiração para novos.</text:p>
            <text:p>Apesar de se colocar como integração entre problemas, fica claro o foco grande na parte de irrigação. Novamente, este é um problema muito comum em países estrangeiros. Água, por enquanto, não é um problema no Brasil, em especial na região de mata atlântica. Pensar mais em como abordar este ponto.</text:p>
            <text:p>No geral, tenta maximizar lucro, minimizar impacto ambiental (poluição, emissão de gases) e proporcionar a distribuição justa de terras. Para o caso do impacto ambiental, utiliza diversos proxies e dados que potencialmente são muito específicos para a aplicação estudada.</text:p>
          </table:table-cell>
          <table:table-cell table:number-columns-repeated="1016"/>
        </table:table-row>
        <table:table-row table:style-name="ro13">
          <table:table-cell office:value-type="string" calcext:value-type="string">
            <text:p>The framework of an agricultural land-use decision support system based on ecological environmental constraints</text:p>
          </table:table-cell>
          <table:table-cell office:value-type="string" calcext:value-type="string">
            <text:p>Li, Zhao e Zheng</text:p>
          </table:table-cell>
          <table:table-cell office:value-type="string" calcext:value-type="string">
            <text:p>0048-9697</text:p>
          </table:table-cell>
          <table:table-cell office:value-type="string" calcext:value-type="string">
            <text:p>SCIENCE OF THE TOTAL ENVIRONMENT</text:p>
          </table:table-cell>
          <table:table-cell office:value-type="string" calcext:value-type="string">
            <text:p>ref-10</text:p>
          </table:table-cell>
          <table:table-cell office:value-type="float" office:value="2020" calcext:value-type="float">
            <text:p>2020</text:p>
          </table:table-cell>
          <table:table-cell office:value-type="string" calcext:value-type="string">
            <text:p>A1</text:p>
          </table:table-cell>
          <table:table-cell office:value-type="string" calcext:value-type="string">
            <text:p>Trabalha sobre três pilares: qualidade do uso da terra, ganho do uso e otimização.</text:p>
            <text:p>Define o benefício econômico, o benefício social e o benefício ambiental a partir das variáveis descritivas. A partir deles, cria a função de risco, que é utilizada como restrição. Não fica muito claro a estratégia utilizada, preciso gastar mais um tempo nele futuramente.</text:p>
            <text:p>Como resultado, apresenta um sistema de suporte a tomada de decisão no sentido de alocar o uso da terra.</text:p>
          </table:table-cell>
          <table:table-cell table:number-columns-repeated="1016"/>
        </table:table-row>
        <table:table-row table:style-name="ro15">
          <table:table-cell office:value-type="string" calcext:value-type="string">
            <text:p>The future of farming: Who will produce our food?</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2</text:p>
          </table:table-cell>
          <table:table-cell office:value-type="float" office:value="2021" calcext:value-type="float">
            <text:p>2021</text:p>
          </table:table-cell>
          <table:table-cell office:value-type="string" calcext:value-type="string">
            <text:p>A2</text:p>
          </table:table-cell>
          <table:table-cell office:value-type="string" calcext:value-type="string">
            <text:p>Existe um descompasso entre a necessidade de alimentos e a crise econômica e de sustentabilidade da agricultura familiar.</text:p>
            <text:p>Apresenta dados de tendência de aumento de terras para gado e culturas de alto valor agregado, focando apenas no lucro. Existe expansão de espaço, mas não inclusão de tecnologia. A proposta do mestrado pode trabalhar neste ponto.</text:p>
            <text:p>A especialização permite reduzir custos por meio de robótica. Diferente de outros mercados onde se diversifica para evitar riscos, o mercado de alimento possui sempre demanda, então é lucrativo especializar. Esta prática tem impacto direto na destruição do solo.</text:p>
            <text:p>Aponta o Brasil como um grande problema de desigualdade da detenção de terras, potencializando ainda mais a mecanização dos latifúndios.</text:p>
            <text:p>A China é dominada por pequeníssimas propriedades, com uma grande migração da zona rural e uma baixa contribuição para o PIB. Talvez isso explique o foco em segurança alimentar.</text:p>
            <text:p>A Índia possui cerca de 50% dos trabalhadores alocados com a produção rural, mas 14% de resultado no PIB. Com uma grande pobreza, programas políticos para auxiliar a produção e acesso são fundamentais. Possuem muitos consumidores, mas estes ou não estão conectados com os produtores ou estão sobre o efeito da inflação global.</text:p>
            <text:p>Um produto local, de fácil cultivo e boa saída é uma boa forma de focar ao se tocar a agricultura familiar.</text:p>
            <text:p>Revisão de políticas e preços é fundamental para reduzir a dependência dos latfúndios.</text:p>
          </table:table-cell>
          <table:table-cell table:number-columns-repeated="1016"/>
        </table:table-row>
        <table:table-row table:style-name="ro14">
          <table:table-cell office:value-type="string" calcext:value-type="string">
            <text:p>Small farms and development in sub-Saharan Africa: Farming for food, for income or for lack of better options?</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3</text:p>
          </table:table-cell>
          <table:table-cell office:value-type="float" office:value="2021" calcext:value-type="float">
            <text:p>2021</text:p>
          </table:table-cell>
          <table:table-cell office:value-type="string" calcext:value-type="string">
            <text:p>A2</text:p>
          </table:table-cell>
          <table:table-cell office:value-type="string" calcext:value-type="string">
            <text:p>Apresenta uma metodologia de formulário que pode ser replicado para levantamento de dados.</text:p>
            <text:p>Definição de segurança alimentar: kcal por pessoa por dia.</text:p>
            <text:p>Disponibilidade de alimentos é a somatória do produzido na fazenda com aquilo que é comprado de outros lugares.</text:p>
            <text:p>Pequenas fazendas possuem dificuldade em garantir segurança alimentar, sendo difícil sair da pobreza e lidar com a grande quantidade de membros da família.</text:p>
            <text:p>Um ponto interessante observado foi que quando menor a propriedade, mais a produção é superestimada, o que pode levar a importância do trabalho de mestrado proposto.</text:p>
            <text:p>Grande parte das fazendas planta para vender e conseguir comprar comida, não produz comida e vende o excesso.</text:p>
            <text:p>A redução do gap entre colheitas representa um importante passo para atingir a segurança alimentar. Esta redução só tem impacto em pequenas fazendas, para os latifundiários não há mudança.</text:p>
          </table:table-cell>
          <table:table-cell table:number-columns-repeated="1016"/>
        </table:table-row>
        <table:table-row table:style-name="ro16">
          <table:table-cell office:value-type="string" calcext:value-type="string">
            <text:p>Which farms feed the world and has farmland become more concentrated?</text:p>
          </table:table-cell>
          <table:table-cell office:value-type="string" calcext:value-type="string">
            <text:p>Lowder, Sanchez e Bertin</text:p>
          </table:table-cell>
          <table:table-cell office:value-type="string" calcext:value-type="string">
            <text:p>0305-750X</text:p>
          </table:table-cell>
          <table:table-cell office:value-type="string" calcext:value-type="string">
            <text:p>WORLD DEVELOPMENT</text:p>
          </table:table-cell>
          <table:table-cell office:value-type="string" calcext:value-type="string">
            <text:p>ref-14</text:p>
          </table:table-cell>
          <table:table-cell office:value-type="float" office:value="2021" calcext:value-type="float">
            <text:p>2021</text:p>
          </table:table-cell>
          <table:table-cell office:value-type="string" calcext:value-type="string">
            <text:p>A1</text:p>
          </table:table-cell>
          <table:table-cell office:value-type="string" calcext:value-type="string">
            <text:p>A agricultura familiar é composta por plantações, gado e peixes, sendo estes minoritários.</text:p>
            <text:p>70% das fazendas operam menos de 7% de toda a área disponível para plantio, sendo estas fazendas com menos de 1 ha.</text:p>
            <text:p>Não existe forma de melhorar a vida do pequeno produtor sem aumentar a sua produtividade e a sua receita. Todavia, o governo se preocupa mais com as grandes propriedades por ocuparem mais espaço e lidarem com maiores receitas, uma vez que são exportadoras.</text:p>
            <text:p>Pequenas propriedades tem baixo crescimento de produtividade, uma vez que não possuem acesso às novas tecnologias e são afetadas por mudanças monetárias, econômicas e climáticas mais facilmente.</text:p>
          </table:table-cell>
          <table:table-cell table:number-columns-repeated="1016"/>
        </table:table-row>
        <table:table-row table:style-name="ro17">
          <table:table-cell office:value-type="string" calcext:value-type="string">
            <text:p>Strategic sustainability practices in intercropping-based family farming systems: study on rural communities of Iran</text:p>
          </table:table-cell>
          <table:table-cell office:value-type="string" calcext:value-type="string">
            <text:p>Ataei et al.</text:p>
          </table:table-cell>
          <table:table-cell office:value-type="string" calcext:value-type="string">
            <text:p>2045-2322</text:p>
          </table:table-cell>
          <table:table-cell office:value-type="string" calcext:value-type="string">
            <text:p><text:s/>SCIENTIFIC REPORTS</text:p>
          </table:table-cell>
          <table:table-cell office:value-type="string" calcext:value-type="string">
            <text:p>ref-15</text:p>
          </table:table-cell>
          <table:table-cell office:value-type="float" office:value="2023" calcext:value-type="float">
            <text:p>2023</text:p>
          </table:table-cell>
          <table:table-cell office:value-type="string" calcext:value-type="string">
            <text:p>A1</text:p>
          </table:table-cell>
          <table:table-cell table:style-name="ce47" office:value-type="string" calcext:value-type="string">
            <text:p><text:span text:style-name="T6">Foco em entender a percepção dos agricultores familiares sobre sustentabilidade e cultivo consorciado.</text:span></text:p>
            <text:p><text:span text:style-name="T6">“Agricultura sustentável não é algo a se perseguir é inevitável”.</text:span></text:p>
            <text:p><text:span text:style-name="T6">Realiza pesquisas para entender a percepção dos agricultores familiares, traduzindo os dados utilizando lógica fuzzy.</text:span></text:p>
            <text:p><text:span text:style-name="T6">Não se pode trabalhar sem entender o contexto de cada participante, o que influencia na definição de certos termos a partir de uma ótica específica (econômica, social ou ambiental).</text:span></text:p>
            <text:p><text:span text:style-name="T6">Fatores de causa: o método precisa ser eficiente para que o agricultor queira implementar e precisa garantir sustentabilidade (sobretudo redução de riscos).</text:span></text:p>
            <text:p><text:span text:style-name="T6">Fatores de contexto: satisfação com o trabalho, participação na confecção do método e apoio técnico, junto com ganhos econômicos e materiais (disponibilidade de produtos).</text:span></text:p>
            <text:p><text:span text:style-name="T6">Fatores de estratégia: coesão familiar e flexibilidade na montagem das culturas (redução de risco por causa da diversificação).</text:span></text:p>
            <text:p><text:span text:style-name="T6">Existe um entendimento que técnicas de sustentabilidade são apenas redução de substâncias químicas.</text:span></text:p>
          </table:table-cell>
          <table:table-cell table:number-columns-repeated="1016"/>
        </table:table-row>
        <table:table-row table:style-name="ro18">
          <table:table-cell office:value-type="string" calcext:value-type="string">
            <text:p>Participatory multicriteria assessment of maize cropping systems in the context of family farmers in the Brazilian Cerrado</text:p>
          </table:table-cell>
          <table:table-cell office:value-type="string" calcext:value-type="string">
            <text:p>Xavier et al.</text:p>
          </table:table-cell>
          <table:table-cell office:value-type="string" calcext:value-type="string">
            <text:p>1747-762X</text:p>
          </table:table-cell>
          <table:table-cell office:value-type="string" calcext:value-type="string">
            <text:p>INTERNATIONAL JOURNAL OF AGRICULTURAL SUSTAINABILITY</text:p>
          </table:table-cell>
          <table:table-cell office:value-type="string" calcext:value-type="string">
            <text:p>ref-16</text:p>
          </table:table-cell>
          <table:table-cell office:value-type="float" office:value="2020" calcext:value-type="float">
            <text:p>2020</text:p>
          </table:table-cell>
          <table:table-cell office:value-type="string" calcext:value-type="string">
            <text:p>A1</text:p>
          </table:table-cell>
          <table:table-cell table:style-name="ce47" office:value-type="string" calcext:value-type="string">
            <text:p><text:span text:style-name="T7">Trata sobre um sistema de apoio a toma de decisão, feito em participação com os agricultores, atribuindo pesos para cada critério.</text:span></text:p>
            <text:p><text:span text:style-name="T7">Define agricultura de conservação (CA) como baixa ou nenhuma técnica de revolução de solo, plantação de cobertura e diversificação de plantações.</text:span></text:p>
            <text:p><text:span text:style-name="T7">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7">Levanta um ponto importante, em que muitos pesquisadores utilizam os agricultores como “fontes de parâmetros”. A construção de modelos conjuntos faz com que a adesão seja maior, já que se veem como parte do trabalho.</text:span></text:p>
            <text:p><text:span text:style-name="T7">Germinação das plantações e crescimento de ervas daninhas são problemas comuns para os agricultores familiares.</text:span></text:p>
            <text:p><text:span text:style-name="T7">Na tabela 2 apresenta o esquema de como foi feito o trabalho participativo, pode ser uma boa fonte de estudo e/ou referência.</text:span></text:p>
            <text:p><text:span text:style-name="T7">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7">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6"/>
        </table:table-row>
        <table:table-row table:style-name="ro18">
          <table:table-cell office:value-type="string" calcext:value-type="string">
            <text:p>Multi-criteria assessment of the sustainability of farming systems in the reclaimed desert lands of Egypt</text:p>
          </table:table-cell>
          <table:table-cell office:value-type="string" calcext:value-type="string">
            <text:p>Alary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7</text:p>
          </table:table-cell>
          <table:table-cell office:value-type="float" office:value="2020" calcext:value-type="float">
            <text:p>2020</text:p>
          </table:table-cell>
          <table:table-cell office:value-type="string" calcext:value-type="string">
            <text:p>A1</text:p>
          </table:table-cell>
          <table:table-cell table:style-name="ce48" office:value-type="string" calcext:value-type="string">
            <text:p><text:span text:style-name="T6">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6">O objetivo do artigo é, através de análise de dados, identificar como a integração e diversificação contribuem para a sustentabilidade de uma propriedade rural.</text:span></text:p>
            <text:p><text:span text:style-name="T6">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6">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6">Algumas relações encontradas: criação de animais, eficiência técnica e receita; produção de leite, transmissibilidade e segurança alimentar (disponibilidade de proteínas); sustentabilidade, diversificação e integração.</text:span></text:p>
            <text:p><text:span text:style-name="T6">Em alguns lugares a criação de animal serve como um começo enquanto a produção de frutas não se estabiliza. Quando isto ocorre, os animais contribuem pouco para a diversificação.</text:span></text:p>
            <text:p><text:span text:style-name="T6">A utilização de fasores é útil, porém ilegível para não especialistas.</text:span></text:p>
            <text:p><text:span text:style-name="T6">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6"/>
        </table:table-row>
        <table:table-row table:style-name="ro19">
          <table:table-cell office:value-type="string" calcext:value-type="string">
            <text:p>Accounting for Weather Variability in Farm Management Resource Allocation in Northern Ghana: An Integrated Modeling Approach</text:p>
          </table:table-cell>
          <table:table-cell office:value-type="string" calcext:value-type="string">
            <text:p>Adele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18</text:p>
          </table:table-cell>
          <table:table-cell office:value-type="float" office:value="2023" calcext:value-type="float">
            <text:p>2023</text:p>
          </table:table-cell>
          <table:table-cell office:value-type="string" calcext:value-type="string">
            <text:p>A2</text:p>
          </table:table-cell>
          <table:table-cell table:style-name="ce48" office:value-type="string" calcext:value-type="string">
            <text:p><text:span text:style-name="T8">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8">Inclui parâmetros de custos e receitas, porém talvez não sejam tão úteis dado a diferença de clima entre ES-BR e Gana.</text:span></text:p>
            <text:p><text:span text:style-name="T8">Animais são utilizados como coringas, servindo tanto como fonte de tração e produtos quanto de venda, em casos de extrema necessidade quando as plantações são insuficientes.</text:span></text:p>
            <text:p><text:span text:style-name="T8">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8">Faz uma correção dos parâmetros climáticos por meio de função harmônica. Pode ser útil em algum momento, portanto fica registrado a referência.</text:span></text:p>
            <text:p><text:span text:style-name="T8">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8">A inclusão do clima (bom ou ruim) foi uma grande contribuição, pois é algo que impacta fortemente os agricultores. Tanto que em climas ruins se ocorre uma menor alocação de área plantada, limitando-se a culturas mais resistentes.</text:span></text:p>
            <text:p><text:span text:style-name="T8">A combinação de atividades é apontada como forma de reduzir o risco do agricultor, representado pela esperança de receita.</text:span></text:p>
            <text:p><text:span text:style-name="T8">Uma limitação apontada é a utilização de custos fixos, o que pode ser uma saída para o desenvolvimento do trabalho de mestrado aqui.</text:span></text:p>
            <text:p><text:span text:style-name="T8">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6"/>
        </table:table-row>
        <table:table-row table:style-name="ro20">
          <table:table-cell office:value-type="string" calcext:value-type="string">
            <text:p>Identifying profitable activities on the frontier: The Altillanura of Colombia</text:p>
          </table:table-cell>
          <table:table-cell office:value-type="string" calcext:value-type="string">
            <text:p>Fontanilla-Díaz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9</text:p>
          </table:table-cell>
          <table:table-cell office:value-type="float" office:value="2021" calcext:value-type="float">
            <text:p>2021</text:p>
          </table:table-cell>
          <table:table-cell office:value-type="string" calcext:value-type="string">
            <text:p>A1</text:p>
          </table:table-cell>
          <table:table-cell table:style-name="ce48" office:value-type="string" calcext:value-type="string">
            <text:p><text:span text:style-name="T8">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8">Apresenta parâmetros de produtividade de gado, além da referência do uso de plantações para reduzir custo de alimentação.</text:span></text:p>
          </table:table-cell>
          <table:table-cell table:number-columns-repeated="1016"/>
        </table:table-row>
        <table:table-row table:style-name="ro9">
          <table:table-cell office:value-type="string" calcext:value-type="string">
            <text:p>Application of Mixed Integer Linear ProgrammingApproach on Crop Rotation Practices in Organic Farms in Central Luzon and Calabarzon, Philippines</text:p>
          </table:table-cell>
          <table:table-cell office:value-type="string" calcext:value-type="string">
            <text:p>Ong et al.</text:p>
          </table:table-cell>
          <table:table-cell office:value-type="string" calcext:value-type="string">
            <text:p>1742-6596</text:p>
          </table:table-cell>
          <table:table-cell office:value-type="string" calcext:value-type="string">
            <text:p>JOURNAL OF PHYSICS. CONFERENCE SERIES</text:p>
          </table:table-cell>
          <table:table-cell office:value-type="string" calcext:value-type="string">
            <text:p>ref-20</text:p>
          </table:table-cell>
          <table:table-cell office:value-type="float" office:value="2020" calcext:value-type="float">
            <text:p>2020</text:p>
          </table:table-cell>
          <table:table-cell office:value-type="string" calcext:value-type="string">
            <text:p>B1</text:p>
          </table:table-cell>
          <table:table-cell table:style-name="ce48" office:value-type="string" calcext:value-type="string">
            <text:p>Apresenta parâmetros de tempo de produção e família botânica. Novamente, o tempo de resolução é apontado como algo crítico no caso de rotação de culturas, de modo que isso deve ser sempre um ponto de atenção.</text:p>
            <text:p>Comenta que a produtividade é menor em produção orgânica, mas isso pode ser justificado que, dado a localização que ela se encontra, é a forma mais eficiente de se trabalhar, uma vez que a monocultura extensiva precisa de uma configuração de terra específica.</text:p>
            <text:p>Apresenta uma análise de benefícios, que pode ser utilizada na justificativa do trabalho.</text:p>
          </table:table-cell>
          <table:table-cell table:number-columns-repeated="1016"/>
        </table:table-row>
        <table:table-row table:style-name="ro15">
          <table:table-cell office:value-type="string" calcext:value-type="string">
            <text:p>Mitigation of the effects of climate change in the agricultural sector of Cyprus, through optimization of benefit</text:p>
          </table:table-cell>
          <table:table-cell office:value-type="string" calcext:value-type="string">
            <text:p>Economidou, Y.; Doula, M. K. e Zorpas, A. A.</text:p>
          </table:table-cell>
          <table:table-cell office:value-type="string" calcext:value-type="string">
            <text:p>1606-9749</text:p>
          </table:table-cell>
          <table:table-cell office:value-type="string" calcext:value-type="string">
            <text:p>WATER SUPPLY</text:p>
          </table:table-cell>
          <table:table-cell office:value-type="string" calcext:value-type="string">
            <text:p>ref-21</text:p>
          </table:table-cell>
          <table:table-cell office:value-type="float" office:value="2021" calcext:value-type="float">
            <text:p>2021</text:p>
          </table:table-cell>
          <table:table-cell office:value-type="string" calcext:value-type="string">
            <text:p>B1</text:p>
          </table:table-cell>
          <table:table-cell table:style-name="ce48" office:value-type="string" calcext:value-type="string">
            <text:p>Pontua sobre a localização, que possui escassez de recursos (água) e depende das chuvas.</text:p>
            <text:p>Faz uma divisão das plantações em anuais (podem ser trocadas e cultivadas ano a ano, como vegetais) e contínuas (principalmente frutas, que permanecem por um longo tempo sem replantar).</text:p>
            <text:p>Maximiza o lucro, colocando disponibilidade de terra e disponibilidade de água como restrições. Para as restrições, cria cenários em que faz algumas alterações, como escassez de água ou necessidade de suprir toda a demanda interna, sem depender de exportações.</text:p>
            <text:p>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p>
            <text:p>Foi testada a utilização de plantas nativas para suprir a demanda interna, obtendo-se bons resultados alocando área para elas e reduzindo as demais espécies para a demanda mínima possível.</text:p>
            <text:p>Faz um alerta da impossibilidade, frente às mudanças climáticas, do cultivo de algumas plantas, colocando em risco a sustentabilidade do local, que passaria a depender de importações.</text:p>
            <text:p>Comentário: Existem indícios de que, ao focar no consumo interno, o lucro cai, uma vez que plantações diversas são escolhidas e plantações com maior lucro para exportação são reduzidas.</text:p>
          </table:table-cell>
          <table:table-cell table:number-columns-repeated="1016"/>
        </table:table-row>
        <table:table-row table:style-name="ro15">
          <table:table-cell office:value-type="string" calcext:value-type="string">
            <text:p>Cropping pattern simulation-optimization model for water use efficiency and economic return</text:p>
          </table:table-cell>
          <table:table-cell office:value-type="string" calcext:value-type="string">
            <text:p>Terán-Chaves, C. A. e Polo-Murcia, S. M.</text:p>
          </table:table-cell>
          <table:table-cell office:value-type="string" calcext:value-type="string">
            <text:p>1974-7071</text:p>
          </table:table-cell>
          <table:table-cell office:value-type="string" calcext:value-type="string">
            <text:p>JOURNAL OF AGRICULTURAL ENGINEERING</text:p>
          </table:table-cell>
          <table:table-cell office:value-type="string" calcext:value-type="string">
            <text:p>ref-22</text:p>
          </table:table-cell>
          <table:table-cell office:value-type="float" office:value="2021" calcext:value-type="float">
            <text:p>2021</text:p>
          </table:table-cell>
          <table:table-cell office:value-type="string" calcext:value-type="string">
            <text:p>B4</text:p>
          </table:table-cell>
          <table:table-cell table:style-name="ce48" office:value-type="string" calcext:value-type="string">
            <text:p>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p>
            <text:p>Maximiza o lucro, calculado pela receita menos os gastos com água, trabalho e sementes.</text:p>
            <text:p>O grande diferencial deste estudo é a utilização do modelo de simulação, que calcula parâmetros dinamicamente de acordo com as situações do solo e do clima.</text:p>
            <text:p>Utiliza disponibilidade de água como restrição, também calculada dinamicamente por causa do fator de retenção.</text:p>
            <text:p>Dispõe parâmetros de crescimento bovino, que podem ser úteis em momentos futuros.</text:p>
            <text:p>Em determinados climas, produção de foragem para alimento de animais é uma solução que atende melhor os objetivos.</text:p>
            <text:p>Comenta a possibilidade de ser utilizado em sistemas integrados, além de consórcio de plantas.</text:p>
            <text:p>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p>
          </table:table-cell>
          <table:table-cell table:number-columns-repeated="1016"/>
        </table:table-row>
        <table:table-row table:style-name="ro21">
          <table:table-cell table:style-name="ce42" office:value-type="string" calcext:value-type="string">
            <text:p>Application of linear programing models for optimal resource planning and management in sustainable cultivation</text:p>
          </table:table-cell>
          <table:table-cell table:style-name="ce42" office:value-type="string" calcext:value-type="string">
            <text:p>Hakmanage, N. M.; Chandrasekara, N. V. e Jayasundara, D. D. M.</text:p>
          </table:table-cell>
          <table:table-cell table:style-name="ce45" office:value-type="string" calcext:value-type="string">
            <text:p>0972-3617</text:p>
          </table:table-cell>
          <table:table-cell table:style-name="ce42" office:value-type="string" calcext:value-type="string">
            <text:p>ADVANCES AND APPLICATIONS IN STATISTICS</text:p>
          </table:table-cell>
          <table:table-cell table:style-name="ce45" office:value-type="string" calcext:value-type="string">
            <text:p>ref-23</text:p>
          </table:table-cell>
          <table:table-cell table:style-name="ce45" office:value-type="float" office:value="2021" calcext:value-type="float">
            <text:p>2021</text:p>
          </table:table-cell>
          <table:table-cell table:style-name="ce45" office:value-type="string" calcext:value-type="string">
            <text:p>C</text:p>
          </table:table-cell>
          <table:table-cell table:style-name="ce49" office:value-type="string" calcext:value-type="string">
            <text:p>Apresenta equacionamento, levando em consideração o grupo da plantação, a estação e o cultivo. Se preocupa em alocar terras, sem nenhum tipo de novidade, apresentando o modelo aplicado em um estudo de caso.</text:p>
            <text:p>Outro que aponta para a tendência de alocação de frutas, o que é esperado, já que elas possuem maior valor agregado e, após crescidas, não demandam muito trabalho, como vegetais.</text:p>
            <text:p>Apresenta também que o fator limitante mais impactante é a disponibilidade de água.</text:p>
          </table:table-cell>
          <table:table-cell table:number-columns-repeated="1016"/>
        </table:table-row>
        <table:table-row table:style-name="ro22">
          <table:table-cell office:value-type="string" calcext:value-type="string">
            <text:p>Research Trends in Crop–Livestock Systems: A Bibliometric Review</text:p>
          </table:table-cell>
          <table:table-cell office:value-type="string" calcext:value-type="string">
            <text:p>Yang et al.</text:p>
          </table:table-cell>
          <table:table-cell office:value-type="string" calcext:value-type="string">
            <text:p>1660-4601</text:p>
          </table:table-cell>
          <table:table-cell office:value-type="string" calcext:value-type="string">
            <text:p>INTERNATIONAL JOURNAL OF ENVIRONMENTAL RESEARCH AND PUBLIC HEALTH</text:p>
          </table:table-cell>
          <table:table-cell office:value-type="string" calcext:value-type="string">
            <text:p>ref-24</text:p>
          </table:table-cell>
          <table:table-cell office:value-type="float" office:value="2020" calcext:value-type="float">
            <text:p>2020</text:p>
          </table:table-cell>
          <table:table-cell office:value-type="string" calcext:value-type="string">
            <text:p>A1</text:p>
          </table:table-cell>
          <table:table-cell office:value-type="string" calcext:value-type="string">
            <text:p>Comenta sobre integração de gado e agricultura, onde um alimenta o outro. Porém, a mecanização e a especialização, focada apenas no lucro imediato da fazenda, separa agricultura de criação de animais.</text:p>
            <text:p>Pondera na falta de trabalhos quantitativos, sendo aqui uma boa forma de justificar o tema do mestrado.</text:p>
            <text:p>Cita o principal autor no Brasil: Paulo Cesar de Faccio Carvalho UFRS. Apresenta também algumas palavras chave que podem ser utilizadas para novos levantamentos bibliográficos.</text:p>
            <text:p>Diretamente falar sobre o uso de gado e aves para integrar sistemas de adubo, também utilizando para produção de energia em biodigestores e produção de frutas como parte do tratamento terciário.</text:p>
            <text:p>Apresenta uma tabela de benefícios da integração, pode ser referência para o desenvolvimento da escrita. Também faz uma tabela com valores de receita em vários casos.</text:p>
            <text:p>O maior ganho na integração é o uso das fezes para adubação, reduzindo a necessidade de compra de fertilizantes. Também podem ser utilizados em biodigestores, reduzindo o custo da energia e de fertilizantes, com os resíduos do digestor. Todavia, devido flutuação de preços dos produtos animais, este modelo tem um lucro menor quando comparado com os modelos especializados, que podem alterar a curva de oferta e demanda.</text:p>
            <text:p>Ganhos sociais e ambientais são o fator de barganha para a implementação destes sistemas.</text:p>
            <text:p>O grande desafio a nível de política é a criação de financiamento acessível, uma vez que biodigestores exigem um maior valor de investimento.</text:p>
          </table:table-cell>
          <table:table-cell table:number-columns-repeated="1016"/>
        </table:table-row>
        <table:table-row table:style-name="ro23">
          <table:table-cell office:value-type="string" calcext:value-type="string">
            <text:p>Farm to Fork: Indigenous Chicken Value Chain Modelling Using System Dynamics Approach</text:p>
          </table:table-cell>
          <table:table-cell office:value-type="string" calcext:value-type="string">
            <text:p>Abba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5</text:p>
          </table:table-cell>
          <table:table-cell office:value-type="float" office:value="2023" calcext:value-type="float">
            <text:p>2023</text:p>
          </table:table-cell>
          <table:table-cell office:value-type="string" calcext:value-type="string">
            <text:p>A2</text:p>
          </table:table-cell>
          <table:table-cell office:value-type="string" calcext:value-type="string">
            <text:p>Comenta sobre a estratégia farm to fork (F2F). Pondera também sobre a necessidade de uma cadeia de valor, ou seja, reduzindo atravessadores.</text:p>
            <text:p>System dynamic modelling pode ser uma boa abordagem para a modelagem, levando em consideração os fluxos de entrada, estoque e saída, junto com as regras de gestão destes fluxos.</text:p>
            <text:p>Apresenta causal loop diagram, que pode ser outra ferramenta que pode auxiliar no processo de modelagem.</text:p>
            <text:p>Apresenta um modelo completo de fluxos e delays da criação de frangos em pequenas e médias propriedades, sendo uma fonte de consulta positiva no futuro.</text:p>
          </table:table-cell>
          <table:table-cell table:number-columns-repeated="1016"/>
        </table:table-row>
        <table:table-row table:style-name="ro23">
          <table:table-cell office:value-type="string" calcext:value-type="string">
            <text:p>Development of a linear programmingmodel for the optimal allocation of nutritional resources in a dairy herd</text:p>
          </table:table-cell>
          <table:table-cell office:value-type="string" calcext:value-type="string">
            <text:p>Bellingeri, A. et al.</text:p>
          </table:table-cell>
          <table:table-cell office:value-type="string" calcext:value-type="string">
            <text:p>1525-3198</text:p>
          </table:table-cell>
          <table:table-cell office:value-type="string" calcext:value-type="string">
            <text:p>JOURNAL OF DAIRY SCIENCE</text:p>
          </table:table-cell>
          <table:table-cell office:value-type="string" calcext:value-type="string">
            <text:p>ref-26</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p>
            <text:p>Como resultado, encontra que a diversificação é algo vantajoso, da mesma forma que reduzir a compra de ração também é. Alerta que, dependendo da propriedade, produzir a ração internamente pode ser mais caro que a compra.</text:p>
            <text:p>Coloca como possibilidades de uso: decisão de compra de equipamentos para cultivo e estocagem; expansão de rebanho e impacto na plantação; comparar o uso de diferentes culturas e verificar melhor combinação da plantações.</text:p>
          </table:table-cell>
          <table:table-cell table:number-columns-repeated="1016"/>
        </table:table-row>
        <table:table-row table:style-name="ro14">
          <table:table-cell table:style-name="ce42" office:value-type="string" calcext:value-type="string">
            <text:p>Optimum Farming Plans for Marginal Farmers Without Restriction on Livestock Enterprises Using Linear Programming Model</text:p>
          </table:table-cell>
          <table:table-cell table:style-name="ce42" office:value-type="string" calcext:value-type="string">
            <text:p>Singh, J. P. e Banerjie, J.</text:p>
          </table:table-cell>
          <table:table-cell table:style-name="ce45" office:value-type="string" calcext:value-type="string">
            <text:p>0973-1903</text:p>
          </table:table-cell>
          <table:table-cell table:style-name="ce42" office:value-type="string" calcext:value-type="string">
            <text:p>INTERNATIONAL JOURNAL OF AGRICULTURAL AND STATISTICAL SCIENCES</text:p>
          </table:table-cell>
          <table:table-cell table:style-name="ce45" office:value-type="string" calcext:value-type="string">
            <text:p>ref-27</text:p>
          </table:table-cell>
          <table:table-cell table:style-name="ce45" office:value-type="float" office:value="2021" calcext:value-type="float">
            <text:p>2021</text:p>
          </table:table-cell>
          <table:table-cell table:style-name="ce45" office:value-type="string" calcext:value-type="string">
            <text:p>-</text:p>
          </table:table-cell>
          <table:table-cell table:style-name="ce50" office:value-type="string" calcext:value-type="string">
            <text:p>Objetivo comum de maximizar lucros, colocando restrições de área e quantidade de animais (não apresenta equacionamento).</text:p>
            <text:p>Apresenta o conflito entre cultura e planejamento, onde a limitação de animais é um problema para otimização. Demonstra que produção de leite é a atividade mais lucrativa no local.</text:p>
            <text:p>Apenas 5 plantações das 19 são realmente úteis para o lucro. No fim, conclui que trabalho fora da fazenda é importante para se manter alto lucro, porém entre em conflito com a proposta deste projeto de mestrado.</text:p>
            <text:p>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p>
          </table:table-cell>
          <table:table-cell table:number-columns-repeated="1016"/>
        </table:table-row>
        <table:table-row table:style-name="ro9">
          <table:table-cell office:value-type="string" calcext:value-type="string">
            <text:p>Achieving Food and Livelihood Security and Enhancing Profitability through an Integrated Farming System Approach: A Case Study from Western Plains of Uttar Pradesh, India</text:p>
          </table:table-cell>
          <table:table-cell office:value-type="string" calcext:value-type="string">
            <text:p>Kashyap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8</text:p>
          </table:table-cell>
          <table:table-cell office:value-type="float" office:value="2022" calcext:value-type="float">
            <text:p>2022</text:p>
          </table:table-cell>
          <table:table-cell office:value-type="string" calcext:value-type="string">
            <text:p>A2</text:p>
          </table:table-cell>
          <table:table-cell office:value-type="string" calcext:value-type="string">
            <text:p>Apresenta trabalhos diversos da diversificação (estudos de caso).</text:p>
            <text:p>Lista estatísticas de um levantamento de dados de locais que utilizaram a integração de produção, além de outras técnicas.</text:p>
            <text:p>Conclui que a integração tem pontos positivos, mas gera poucos produtos, então no sentido de aumentar receita pode ser um problema a longo prazo. A partir disso, a ideia de autossustentabilidade pode ser explorada.</text:p>
          </table:table-cell>
          <table:table-cell table:number-columns-repeated="1016"/>
        </table:table-row>
        <table:table-row table:style-name="ro17">
          <table:table-cell office:value-type="string" calcext:value-type="string">
            <text:p>A model to examine farm household trade-offs and synergies with an application to smallholders in Vietnam</text:p>
          </table:table-cell>
          <table:table-cell office:value-type="string" calcext:value-type="string">
            <text:p>Ditzler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0</text:p>
          </table:table-cell>
          <table:table-cell office:value-type="float" office:value="2019" calcext:value-type="float">
            <text:p>2019</text:p>
          </table:table-cell>
          <table:table-cell office:value-type="string" calcext:value-type="string">
            <text:p>A1</text:p>
          </table:table-cell>
          <table:table-cell office:value-type="string" calcext:value-type="string">
            <text:p>Apresenta o paradoxo da agricultura familiar que alimenta o mundo, mas não tem comida para si mesmo.</text:p>
            <text:p>O modelo segue três pontos: Budget, trabalho necessário e nutrição. Apresenta o FarmDesign, que pode ser importante buscar mais sobre.</text:p>
            <text:p>Separa o trabalho em trabalho para plantações, trabalho de gestão geral e trabalho de cuidado com animais.</text:p>
            <text:p>Importante: coloca o número de membros e a capacidade de trabalho de cada um, bem como as necessidades nutricionais, como input para o modelo.</text:p>
            <text:p>Uma limitação do modelo é não trabalhar bem com as árvores frutíferas, elas são agrupadas e consideradas como manejo genérico.</text:p>
            <text:p>O modelo implementado permite a contratação de terceiros, porém o próprio autor fala que esta possibilidade incluiu problemas no resultado, uma vez que a definição de agricultura familiar é a não utilização de terceiros.</text:p>
            <text:p>Apresenta tabelas com principais cultivos e também as variáveis de decisão, importante olhar com calma posteriormente.</text:p>
            <text:p>São restrições: dinheiro para investir e tempo de trabalho. A geografia do espaço de plantio também influencia no tipo de planta que pode crescer lá.</text:p>
          </table:table-cell>
          <table:table-cell table:number-columns-repeated="1016"/>
        </table:table-row>
        <table:table-row table:style-name="ro24">
          <table:table-cell office:value-type="string" calcext:value-type="string">
            <text:p>Is small family farming more environmentally sustainable? Evidence from a spatial regression discontinuity design in Germany</text:p>
          </table:table-cell>
          <table:table-cell office:value-type="string" calcext:value-type="string">
            <text:p>Wuepper,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33</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artir de dados coletados sobre as fazendas (idade, pessoas, nível de instrução, tamanho, localização e etc), faz uma equação para quantificar o nível de agricultura familiar daquela propriedade.</text:p>
            <text:p>Com a equação do nível da propriedade, encontrar o impacto dela a partir de outra regressão, colocando agora como Y as variáveis de interesse.</text:p>
            <text:p>As variáveis de interesse são:</text:p>
            <text:p>1. Elementos: conservação de elementos naturais existentes na terra</text:p>
            <text:p>2. Bare soil: solo não utilizado no inverno</text:p>
            <text:p>3. Monocultura: proporção da terra usada para monocultura</text:p>
            <text:p>4. Diversificação: medida pelo índex de Herfindahl</text:p>
            <text:p>Conclui que a agricultura familiar impacta negativamente, quando comparada com outras formas de exploração do mesmo tamanho.</text:p>
            <text:p>Podemos relacionar isso com o manejo, apontado no artigo 12/13, ou seja, se a agricultura for extrativista, sem conhecimento ou direcionamento, não resolve o problema.</text:p>
          </table:table-cell>
          <table:table-cell table:number-columns-repeated="1016"/>
        </table:table-row>
        <table:table-row table:style-name="ro25">
          <table:table-cell office:value-type="string" calcext:value-type="string">
            <text:p>Operations research for environmental assessment of crop-livestock production systems</text:p>
          </table:table-cell>
          <table:table-cell office:value-type="string" calcext:value-type="string">
            <text:p>Heidar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6</text:p>
          </table:table-cell>
          <table:table-cell office:value-type="float" office:value="2021" calcext:value-type="float">
            <text:p>2021</text:p>
          </table:table-cell>
          <table:table-cell office:value-type="string" calcext:value-type="string">
            <text:p>A1</text:p>
          </table:table-cell>
          <table:table-cell office:value-type="string" calcext:value-type="string">
            <text:p>Existem flutuações de preço e mudanças climática que podem afetar na atuação das fazendas, de modo que a modelagem estocástica pode ser uma possível abordagem para este tipo de situação.</text:p>
            <text:p>No geral, levanta que análise envoltória de dados (DEA) é utilizada para benchmark, redes neurais para predição e programação matemática e algoritmos evolucionários para tomada de decisão.</text:p>
            <text:p>O benchmark é considerado como encontrar a melhor fazenda, com as melhores práticas, e tornar os indicadores dela como os ótimos.</text:p>
            <text:p>As tabelas de trabalhos correlacionados, variáveis de decisão e restrições podem ser úteis mais pra frente.</text:p>
            <text:p>A modelagem orientada pelos inputs é preferida nos trabalhos, isso porque geralmente as fazendas não conseguem medir os outputs. Uma proosta pode ser estimar por meio do balanço.</text:p>
            <text:p>Nos últimos anos, algoritmos evolucionários e funções objetivo no custo de produção e impactos ambientais são preferíveis.</text:p>
          </table:table-cell>
          <table:table-cell table:number-columns-repeated="1016"/>
        </table:table-row>
        <table:table-row table:style-name="ro9">
          <table:table-cell office:value-type="string" calcext:value-type="string">
            <text:p>A Bi-Objective Mixed-Integer Linear Programming Model for a Sustainable Agro-Food Supply Chain with Product Perishability and Environmental Considerations</text:p>
          </table:table-cell>
          <table:table-cell office:value-type="string" calcext:value-type="string">
            <text:p>Rana Azab and Rana S. Mahmoud and Rahma Elbehery and Mohamed Gheith </text:p>
          </table:table-cell>
          <table:table-cell office:value-type="string" calcext:value-type="string">
            <text:p>2305-6290</text:p>
          </table:table-cell>
          <table:table-cell office:value-type="string" calcext:value-type="string">
            <text:p>LOGISTICS</text:p>
          </table:table-cell>
          <table:table-cell office:value-type="string" calcext:value-type="string">
            <text:p>ref-37</text:p>
          </table:table-cell>
          <table:table-cell office:value-type="float" office:value="2023" calcext:value-type="float">
            <text:p>2023</text:p>
          </table:table-cell>
          <table:table-cell office:value-type="string" calcext:value-type="string">
            <text:p>A3</text:p>
          </table:table-cell>
          <table:table-cell table:number-columns-repeated="1017"/>
        </table:table-row>
        <table:table-row table:style-name="ro18">
          <table:table-cell office:value-type="string" calcext:value-type="string">
            <text:p>Comparing specialised crop and integrated crop-livestock systems in China with a multi-criteria approach using the emergy method</text:p>
          </table:table-cell>
          <table:table-cell office:value-type="string" calcext:value-type="string">
            <text:p>Li et al.</text:p>
          </table:table-cell>
          <table:table-cell office:value-type="string" calcext:value-type="string">
            <text:p>0959-6526</text:p>
          </table:table-cell>
          <table:table-cell office:value-type="string" calcext:value-type="string">
            <text:p>JOURNAL OF CLEANER PRODUCTION</text:p>
          </table:table-cell>
          <table:table-cell office:value-type="string" calcext:value-type="string">
            <text:p>ref-38</text:p>
          </table:table-cell>
          <table:table-cell office:value-type="float" office:value="2021" calcext:value-type="float">
            <text:p>2021</text:p>
          </table:table-cell>
          <table:table-cell office:value-type="string" calcext:value-type="string">
            <text:p>A1</text:p>
          </table:table-cell>
          <table:table-cell office:value-type="string" calcext:value-type="string">
            <text:p>Apresenta formas de cálculo da necessidade de adubo, transformando o esterco em nutriente. Importante ponderar sobre o excesso de esterco, o modelo final precisa lidar com isso.</text:p>
            <text:p>Apresenta diversos trade-offs entre o modelo especializado e o modelo integrado, chegando na conclusão de que é complicado competir em produtividade. Também menciona que uma alternativa é trabalhar com otimização do modelo integrado, o que é fundamental para justificar este trabalho. Também pontua que é necessário dar conhecimento técnico para os agricultores, para que saibam os conceitos da integração e dos produtos, não sendo meros reprodutores. A automatização e uso de tecnologias para amenizar o trabalho também é uma possibilidade.</text:p>
            <text:p>Cita o grande paradigma da agricultura: aumentar produtividade e reduzir o impacto ambiental.</text:p>
            <text:p>São indicadores de desempenho: utilização de recursos, produtividade, pressão/impacto ambiental e sustentabilidade energética.</text:p>
            <text:p>Utiliza uma abordagem diferente do trabalho indiano, que converte tudo para caloria. Neste trabalho, transforma todos os produtos em energia solar equivalente (J).</text:p>
            <text:p>O principal nutriente trabalhado é o nitrogênio, facilmente obtido pelo esterco de gado. Poderia ser possível obter os demais juntando-se os demais estercos?</text:p>
            <text:p>Importante pontuar que grãos podem ser transportados para fazendas de animais, mas o esterco não pode ser transportado para fazendas de plantas.</text:p>
            <text:p>Uma possibilidade de uso do excesso de esterco é na fabricação de substrato ou na compostagem, preciso pesquisar mais sobre.</text:p>
            <text:p>Pontua sobre os ganhos do sistema integrado, bem como a dependência dos preços e flutuações de mercado que os sistemas especializados se submetem.</text:p>
          </table:table-cell>
          <table:table-cell table:number-columns-repeated="1016"/>
        </table:table-row>
        <table:table-row table:style-name="ro5">
          <table:table-cell table:number-columns-repeated="4"/>
          <table:table-cell office:value-type="string" calcext:value-type="string">
            <text:p>ref-39</text:p>
          </table:table-cell>
          <table:table-cell table:number-columns-repeated="1019"/>
        </table:table-row>
        <table:table-row table:style-name="ro5" table:number-rows-repeated="1048542">
          <table:table-cell table:number-columns-repeated="1024"/>
        </table:table-row>
        <table:table-row table:style-name="ro5">
          <table:table-cell table:number-columns-repeated="1024"/>
        </table:table-row>
      </table:table>
      <table:table table:name="Busca Extra" table:style-name="ta1">
        <office:forms form:automatic-focus="false" form:apply-design-mode="false"/>
        <table:table-column table:style-name="co12" table:default-cell-style-name="ce61"/>
        <table:table-column table:style-name="co13" table:default-cell-style-name="ce61"/>
        <table:table-column table:style-name="co2" table:number-columns-repeated="16382" table:default-cell-style-name="ce61"/>
        <table:table-row table:style-name="ro5">
          <table:table-cell table:style-name="ce60" office:value-type="string" calcext:value-type="string">
            <text:p>Título</text:p>
          </table:table-cell>
          <table:table-cell table:style-name="ce60" office:value-type="string" calcext:value-type="string">
            <text:p>Prioridade (1-5)</text:p>
          </table:table-cell>
          <table:table-cell table:style-name="ce60" office:value-type="string" calcext:value-type="string">
            <text:p>Link</text:p>
          </table:table-cell>
          <table:table-cell table:number-columns-repeated="16381"/>
        </table:table-row>
        <table:table-row table:style-name="ro5">
          <table:table-cell office:value-type="string" calcext:value-type="string">
            <text:p>A Robust Crop Rotation Optimization Model With Water Scarcity and Net Return Uncertainty Considerations</text:p>
          </table:table-cell>
          <table:table-cell office:value-type="float" office:value="4" calcext:value-type="float">
            <text:p>4</text:p>
          </table:table-cell>
          <table:table-cell office:value-type="string" calcext:value-type="string">
            <text:p><text:a xlink:href="https://ieeexplore.ieee.org/document/9539176" xlink:type="simple">https://ieeexplore.ieee.org/document/9539176</text:a></text:p>
          </table:table-cell>
          <table:table-cell table:number-columns-repeated="16381"/>
        </table:table-row>
        <table:table-row table:style-name="ro5">
          <table:table-cell table:style-name="ce64" office:value-type="string" calcext:value-type="string">
            <text:p>Adaptive Land Management for Climate-Smart Agriculture</text:p>
          </table:table-cell>
          <table:table-cell office:value-type="float" office:value="2" calcext:value-type="float">
            <text:p>2</text:p>
          </table:table-cell>
          <table:table-cell office:value-type="string" calcext:value-type="string">
            <text:p><text:a xlink:href="https://ieeexplore.ieee.org/document/9537265" xlink:type="simple">https://ieeexplore.ieee.org/document/9537265</text:a></text:p>
          </table:table-cell>
          <table:table-cell table:number-columns-repeated="16381"/>
        </table:table-row>
        <table:table-row table:style-name="ro5">
          <table:table-cell table:style-name="ce64" office:value-type="string" calcext:value-type="string">
            <text:p>AI-Based Crop Rotation for Sustainable Agriculture Worldwide</text:p>
          </table:table-cell>
          <table:table-cell office:value-type="float" office:value="4" calcext:value-type="float">
            <text:p>4</text:p>
          </table:table-cell>
          <table:table-cell office:value-type="string" calcext:value-type="string">
            <text:p><text:a xlink:href="https://ieeexplore.ieee.org/document/9612460" xlink:type="simple">https://ieeexplore.ieee.org/document/9612460</text:a></text:p>
          </table:table-cell>
          <table:table-cell table:number-columns-repeated="16381"/>
        </table:table-row>
        <table:table-row table:style-name="ro5">
          <table:table-cell office:value-type="string" calcext:value-type="string">
            <text:p>Determinants of local adaptation strategies to climate change at farm households level in the central region of Vietnam: a case study in flooding delta regions of Thua Thien Hue province</text:p>
          </table:table-cell>
          <table:table-cell office:value-type="float" office:value="1" calcext:value-type="float">
            <text:p>1</text:p>
          </table:table-cell>
          <table:table-cell office:value-type="string" calcext:value-type="string">
            <text:p><text:a xlink:href="https://ieeexplore.ieee.org/document/10113489" xlink:type="simple">https://ieeexplore.ieee.org/document/10113489</text:a></text:p>
          </table:table-cell>
          <table:table-cell table:number-columns-repeated="16381"/>
        </table:table-row>
        <table:table-row table:style-name="ro5">
          <table:table-cell office:value-type="string" calcext:value-type="string">
            <text:p>Organic farming systems improve soil quality and shape microbial communities across a cotton-based crop rotation in an Indian Vertisol</text:p>
          </table:table-cell>
          <table:table-cell office:value-type="float" office:value="1" calcext:value-type="float">
            <text:p>1</text:p>
          </table:table-cell>
          <table:table-cell office:value-type="string" calcext:value-type="string">
            <text:p><text:a xlink:href="https://academic.oup.com/femsec/advance-article/doi/10.1093/femsec/fiae127/7759721" xlink:type="simple">https://academic.oup.com/femsec/advance-article/doi/10.1093/femsec/fiae127/7759721</text:a></text:p>
          </table:table-cell>
          <table:table-cell table:number-columns-repeated="16381"/>
        </table:table-row>
        <table:table-row table:style-name="ro5">
          <table:table-cell office:value-type="string" calcext:value-type="string">
            <text:p>Crop rotation and management tools for every farmer?: The current status on crop rotation and management tools for enabling sustainable agriculture worldwide</text:p>
          </table:table-cell>
          <table:table-cell office:value-type="float" office:value="3" calcext:value-type="float">
            <text:p>3</text:p>
          </table:table-cell>
          <table:table-cell office:value-type="string" calcext:value-type="string">
            <text:p><text:a xlink:href="https://www.sciencedirect.com/science/article/pii/S277237552200051X" xlink:type="simple">https://www.sciencedirect.com/science/article/pii/S277237552200051X</text:a></text:p>
          </table:table-cell>
          <table:table-cell table:number-columns-repeated="16381"/>
        </table:table-row>
        <table:table-row table:style-name="ro5">
          <table:table-cell office:value-type="string" calcext:value-type="string">
            <text:p>A Sub-Seasonal Crop Information Identification Framework for Crop Rotation Mapping in Smallholder Farming Areas with Time Series Sentinel-2 Imagery</text:p>
          </table:table-cell>
          <table:table-cell office:value-type="float" office:value="3" calcext:value-type="float">
            <text:p>3</text:p>
          </table:table-cell>
          <table:table-cell office:value-type="string" calcext:value-type="string">
            <text:p><text:a xlink:href="https://www.mdpi.com/2072-4292/14/24/6280" xlink:type="simple">https://www.mdpi.com/2072-4292/14/24/6280</text:a></text:p>
          </table:table-cell>
          <table:table-cell table:number-columns-repeated="16381"/>
        </table:table-row>
        <table:table-row table:style-name="ro5">
          <table:table-cell office:value-type="string" calcext:value-type="string">
            <text:p>Optimization of Planting Area for Broccoli, Cabbage and Squash in Three Farms, Cartago, Costa Rica </text:p>
          </table:table-cell>
          <table:table-cell office:value-type="float" office:value="4" calcext:value-type="float">
            <text:p>4</text:p>
          </table:table-cell>
          <table:table-cell office:value-type="string" calcext:value-type="string">
            <text:p><text:a xlink:href="https://ageconsearch.umn.edu/record/339052/?v=pdf" xlink:type="simple">https://ageconsearch.umn.edu/record/339052/?v=pdf</text:a></text:p>
          </table:table-cell>
          <table:table-cell table:number-columns-repeated="16381"/>
        </table:table-row>
        <table:table-row table:style-name="ro5">
          <table:table-cell office:value-type="string" calcext:value-type="string">
            <text:p>Multi-objective models for crop rotation planning problems</text:p>
          </table:table-cell>
          <table:table-cell office:value-type="float" office:value="4" calcext:value-type="float">
            <text:p>4</text:p>
          </table:table-cell>
          <table:table-cell office:value-type="string" calcext:value-type="string">
            <text:p><text:a xlink:href="https://www.sciencedirect.com/science/article/abs/pii/S0308521X24002002" xlink:type="simple">https://www.sciencedirect.com/science/article/abs/pii/S0308521X24002002</text:a></text:p>
          </table:table-cell>
          <table:table-cell table:number-columns-repeated="16381"/>
        </table:table-row>
        <table:table-row table:style-name="ro5">
          <table:table-cell office:value-type="string" calcext:value-type="string">
            <text:p>Smart Crop Rotation For Sustainable Agriculture Against Climate Change Based On Local Wisdom</text:p>
          </table:table-cell>
          <table:table-cell office:value-type="float" office:value="3" calcext:value-type="float">
            <text:p>3</text:p>
          </table:table-cell>
          <table:table-cell office:value-type="string" calcext:value-type="string">
            <text:p><text:a xlink:href="https://www.e3s-conferences.org/articles/e3sconf/abs/2023/85/e3sconf_icenis2023_01015/e3sconf_icenis2023_01015.html" xlink:type="simple">https://www.e3s-conferences.org/articles/e3sconf/abs/2023/85/e3sconf_icenis2023_01015/e3sconf_icenis2023_01015.html</text:a></text:p>
          </table:table-cell>
          <table:table-cell table:number-columns-repeated="16381"/>
        </table:table-row>
        <table:table-row table:style-name="ro5">
          <table:table-cell office:value-type="string" calcext:value-type="string">
            <text:p>Integrating Mathematical Optimization to Enhance Sustainability in a Crop and Dairy Production Agent-Based Model for Luxembourg</text:p>
          </table:table-cell>
          <table:table-cell office:value-type="float" office:value="3" calcext:value-type="float">
            <text:p>3</text:p>
          </table:table-cell>
          <table:table-cell office:value-type="string" calcext:value-type="string">
            <text:p><text:a xlink:href="https://www.preprints.org/manuscript/202405.2142/v1" xlink:type="simple">https://www.preprints.org/manuscript/202405.2142/v1</text:a></text:p>
          </table:table-cell>
          <table:table-cell table:number-columns-repeated="16381"/>
        </table:table-row>
        <table:table-row table:style-name="ro5">
          <table:table-cell office:value-type="string" calcext:value-type="string">
            <text:p>Crop rotation as an economic strategy for small-scale farmers: evidence from Punjab, Pakistan</text:p>
          </table:table-cell>
          <table:table-cell office:value-type="float" office:value="2" calcext:value-type="float">
            <text:p>2</text:p>
          </table:table-cell>
          <table:table-cell office:value-type="string" calcext:value-type="string">
            <text:p><text:a xlink:href="http://www.joasdjournal.org/index.php/joasd/article/view/201" xlink:type="simple">http://www.joasdjournal.org/index.php/joasd/article/view/201</text:a></text:p>
          </table:table-cell>
          <table:table-cell table:number-columns-repeated="16381"/>
        </table:table-row>
        <table:table-row table:style-name="ro5">
          <table:table-cell office:value-type="string" calcext:value-type="string">
            <office:annotation draw:style-name="gr1" svg:width="2.899cm" svg:height="1.799cm" svg:x="20.375cm" svg:y="5.379cm" draw:caption-point-x="-0.61cm" draw:caption-point-y="1.51cm">
              <dc:creator>Autor desconhecido</dc:creator>
              <dc:date>2025-03-10T00:00:00</dc:date>
              <text:p>Artigo de revisão</text:p>
            </office:annotation>
            <text:p>Recent Advances in Planning Farm Operations through Optimization Models</text:p>
          </table:table-cell>
          <table:table-cell office:value-type="float" office:value="3" calcext:value-type="float">
            <text:p>3</text:p>
          </table:table-cell>
          <table:table-cell office:value-type="string" calcext:value-type="string">
            <text:p><text:a xlink:href="https://dergipark.org.tr/en/download/article-file/2889403" xlink:type="simple">https://dergipark.org.tr/en/download/article-file/2889403</text:a></text:p>
          </table:table-cell>
          <table:table-cell table:number-columns-repeated="16381"/>
        </table:table-row>
        <table:table-row table:style-name="ro5">
          <table:table-cell office:value-type="string" calcext:value-type="string">
            <text:p>Design of a mathematical model to optimize farmer food security and promote rural development in Paraguay</text:p>
          </table:table-cell>
          <table:table-cell office:value-type="float" office:value="5" calcext:value-type="float">
            <text:p>5</text:p>
          </table:table-cell>
          <table:table-cell office:value-type="string" calcext:value-type="string">
            <text:p><text:a xlink:href="https://link.springer.com/article/10.1007/s10479-024-06199-8" xlink:type="simple">https://link.springer.com/article/10.1007/s10479-024-06199-8</text:a></text:p>
          </table:table-cell>
          <table:table-cell table:number-columns-repeated="16381"/>
        </table:table-row>
        <table:table-row table:style-name="ro5">
          <table:table-cell office:value-type="string" calcext:value-type="string">
            <text:p>A decision support system based on an artificial multiple intelligence system for vegetable crop land allocation problem</text:p>
          </table:table-cell>
          <table:table-cell office:value-type="float" office:value="5" calcext:value-type="float">
            <text:p>5</text:p>
          </table:table-cell>
          <table:table-cell office:value-type="string" calcext:value-type="string">
            <text:p><text:a xlink:href="https://link.springer.com/article/10.1007/s10479-023-05398-z" xlink:type="simple">https://link.springer.com/article/10.1007/s10479-023-05398-z</text:a></text:p>
          </table:table-cell>
          <table:table-cell table:number-columns-repeated="16381"/>
        </table:table-row>
        <table:table-row table:style-name="ro5">
          <table:table-cell office:value-type="string" calcext:value-type="string">
            <text:p>A Multi-Regional CGE Model for the Optimization of Land Resource Allocation: A Simulation of the Impact of High-Quality Development Policies in China</text:p>
          </table:table-cell>
          <table:table-cell office:value-type="float" office:value="2" calcext:value-type="float">
            <text:p>2</text:p>
          </table:table-cell>
          <table:table-cell office:value-type="string" calcext:value-type="string">
            <text:p><text:a xlink:href="https://www.mdpi.com/2073-445X/14/3/450" xlink:type="simple">https://www.mdpi.com/2073-445X/14/3/450</text:a></text:p>
          </table:table-cell>
          <table:table-cell table:number-columns-repeated="16381"/>
        </table:table-row>
        <table:table-row table:style-name="ro5" table:number-rows-repeated="1048558">
          <table:table-cell table:number-columns-repeated="16384"/>
        </table:table-row>
        <table:table-row table:style-name="ro5">
          <table:table-cell table:number-columns-repeated="16384"/>
        </table:table-row>
      </table:table>
      <table:named-expressions/>
      <table:database-ranges>
        <table:database-range table:name="__Anonymous_Sheet_DB__3" table:target-range-address="'M2 - Textos'.A1:'M2 - Textos'.E27" table:display-filter-buttons="true"/>
        <table:database-range table:name="__Anonymous_Sheet_DB__4" table:target-range-address="'Lista Final'.A1:'Lista Final'.H3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2" number:min-decimal-places="2" number:min-integer-digits="1" number:grouping="true"/>
      <number:text> </number:text>
    </number:number-style>
    <number:number-style style:name="N115">
      <style:text-properties fo:color="#ff0000"/>
      <number:text>(R$ </number:text>
      <number:number number:decimal-places="2" number:min-decimal-places="2" number:min-integer-digits="1" number:grouping="true"/>
      <number:text>)</number:text>
      <style:map style:condition="value()&gt;=0" style:apply-style-name="N115P0"/>
    </number:number-style>
    <number:number-style style:name="N119P0" style:volatile="true">
      <number:text> R$ </number:text>
      <number:fill-character> </number:fill-character>
      <number:number number:decimal-places="0" number:min-decimal-places="0" number:min-integer-digits="1" number:grouping="true"/>
      <number:text> </number:text>
    </number:number-style>
    <number:number-style style:name="N119P1" style:volatile="true">
      <number:text> R$ </number:text>
      <number:fill-character> </number:fill-character>
      <number:text>(</number:text>
      <number:number number:decimal-places="0" number:min-decimal-places="0" number:min-integer-digits="1" number:grouping="true"/>
      <number:text>)</number:text>
    </number:number-style>
    <number:number-style style:name="N119P2" style:volatile="true">
      <number:text> R$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20" number:truncate-on-overflow="false">
      <number:hours/>
      <number:text>:</number:text>
      <number:minutes number:style="long"/>
      <number:text>:</number:text>
      <number:seconds number:style="long"/>
    </number:time-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date-style style:name="N123">
      <number:day/>
      <number:text>/</number:text>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
      <number:scientific-number number:decimal-places="1" number:min-decimal-places="1" number:min-integer-digits="1" number:min-exponent-digits="1" number:exponent-interval="3" number:forced-exponent-sign="true"/>
    </number:number-style>
    <number:time-style style:name="N126">
      <number:hours/>
      <number:text>:</number:text>
      <number:minutes number:style="long"/>
      <number:text>:</number:text>
      <number:seconds number:style="long"/>
      <number:text> </number:text>
      <number:am-pm/>
    </number:time-style>
    <number:time-style style:name="N127">
      <number:minutes number:style="long"/>
      <number:text>:</number:text>
      <number:seconds number:style="long"/>
    </number:time-style>
    <number:date-style style:name="N128">
      <number:day/>
      <number:text>/</number:text>
      <number:month/>
      <number:text>/</number:text>
      <number:year number:style="long"/>
    </number:date-style>
    <number:date-style style:name="N129">
      <number:month number:textual="true"/>
      <number:text>/</number:text>
      <number:year/>
    </number:date-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4">
      <number:hours/>
      <number:text>:</number:text>
      <number:minutes number:style="long"/>
      <number:text> </number:text>
      <number:am-pm/>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39">
      <number:day/>
      <number:text>/</number:text>
      <number:month number:textual="true"/>
    </number:date-style>
    <number:number-style style:name="N141P0" style:volatile="true">
      <number:text>R$ </number:text>
      <number:number number:decimal-places="0" number:min-decimal-places="0" number:min-integer-digits="1" number:grouping="true"/>
      <number:text> </number:text>
    </number:number-style>
    <number:number-style style:name="N141">
      <number:text>(R$ </number:text>
      <number:number number:decimal-places="0" number:min-decimal-places="0" number:min-integer-digits="1" number:grouping="true"/>
      <number:text>)</number:text>
      <style:map style:condition="value()&gt;=0" style:apply-style-name="N141P0"/>
    </number:number-style>
    <number:number-style style:name="N142P0" style:volatile="true">
      <number:text>R$ </number:text>
      <number:number number:decimal-places="2" number:min-decimal-places="2" number:min-integer-digits="1" number:grouping="true"/>
      <number:text> </number:text>
    </number:number-style>
    <number:number-style style:name="N142">
      <number:text>(R$ </number:text>
      <number:number number:decimal-places="2" number:min-decimal-places="2" number:min-integer-digits="1" number:grouping="true"/>
      <number:text>)</number:text>
      <style:map style:condition="value()&gt;=0" style:apply-style-name="N142P0"/>
    </number:number-style>
    <number:date-style style:name="N143">
      <number:day/>
      <number:text>/</number:text>
      <number:month/>
      <number:text>/</number:text>
      <number:year number:style="long"/>
      <number:text> </number:text>
      <number:hours number:style="long"/>
      <number:text>:</number:text>
      <number:minutes number:style="long"/>
    </number:date-style>
    <number:time-style style:name="N144">
      <number:minutes number:style="long"/>
      <number:text>:</number:text>
      <number:seconds number:style="long" number:decimal-places="1"/>
    </number:time-style>
    <number:number-style style:name="N148P0" style:volatile="true">
      <number:text> R$ </number:text>
      <number:fill-character> </number:fill-character>
      <number:number number:decimal-places="2" number:min-decimal-places="2" number:min-integer-digits="1" number:grouping="true"/>
      <number:text> </number:text>
    </number:number-style>
    <number:number-style style:name="N148P1" style:volatile="true">
      <number:text> R$ </number:text>
      <number:fill-character> </number:fill-character>
      <number:text>(</number:text>
      <number:number number:decimal-places="2" number:min-decimal-places="2" number:min-integer-digits="1" number:grouping="true"/>
      <number:text>)</number:text>
    </number:number-style>
    <number:number-style style:name="N148P2" style:volatile="true">
      <number:text> R$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1P0" style:volatile="true">
      <number:text>R$ </number:text>
      <number:number number:decimal-places="0" number:min-decimal-places="0" number:min-integer-digits="1" number:grouping="true"/>
      <number:text> </number:text>
    </number:number-style>
    <number:number-style style:name="N151">
      <style:text-properties fo:color="#ff0000"/>
      <number:text>(R$ </number:text>
      <number:number number:decimal-places="0" number:min-decimal-places="0" number:min-integer-digits="1" number:grouping="true"/>
      <number:text>)</number:text>
      <style:map style:condition="value()&gt;=0" style:apply-style-name="N151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 style:data-style-name="N2" text:time-value="14:53:16.48557819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5-03-10T15:38:32.334223411</dc:date>
    <meta:editing-duration>P1DT8H58M2S</meta:editing-duration>
    <meta:editing-cycles>169</meta:editing-cycles>
    <meta:generator>LibreOffice/24.2.7.2$Linux_X86_64 LibreOffice_project/420$Build-2</meta:generator>
    <meta:document-statistic meta:table-count="6" meta:cell-count="446" meta:object-count="0"/>
  </office:meta>
</office:document-meta>
</file>